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Quotations">
      <style:paragraph-properties fo:margin-left="1cm" fo:margin-right="1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323e32" style:font-name="simsun" fo:font-size="10.5pt" fo:letter-spacing="normal" fo:font-style="normal" fo:font-weight="normal"/>
    </style:style>
    <style:style style:name="P2" style:family="paragraph" style:parent-style-name="Quotations">
      <style:paragraph-properties fo:margin-left="1cm" fo:margin-right="1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323e32" fo:letter-spacing="normal"/>
    </style:style>
    <style:style style:name="P3" style:family="paragraph" style:parent-style-name="Text_20_body">
      <style:paragraph-properties fo:margin-left="0cm" fo:margin-right="0cm" fo:margin-top="0cm" fo:margin-bottom="0.132cm" loext:contextual-spacing="false" style:line-height-at-least="0.714cm" fo:text-align="start" style:justify-single-word="false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323e32" fo:letter-spacing="normal"/>
    </style:style>
    <style:style style:name="P6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323e32" fo:letter-spacing="normal" style:font-name-asian="simsun" style:font-size-asian="10.5pt" style:font-style-asian="normal" style:font-weight-asian="normal"/>
    </style:style>
    <style:style style:name="P7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323e32" style:font-name="simsun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4f7200" style:text-line-through-style="none" style:text-line-through-type="none" fo:letter-spacing="normal" style:text-underline-style="none" style:text-blinking="false"/>
    </style:style>
    <style:style style:name="P9" style:family="paragraph" style:parent-style-name="Text_20_body">
      <style:paragraph-properties fo:margin-left="0cm" fo:margin-right="0cm" fo:margin-top="0cm" fo:margin-bottom="0.132cm" loext:contextual-spacing="false" style:line-height-at-least="0.556cm" fo:text-align="center" style:justify-single-word="false" fo:widows="1" fo:text-indent="0cm" style:auto-text-indent="false" fo:padding="0cm" fo:border="none"/>
      <style:text-properties fo:font-variant="normal" fo:text-transform="none" fo:color="#4f7200" style:text-line-through-style="none" style:text-line-through-type="none" fo:letter-spacing="normal" style:text-underline-style="none" style:text-blinking="false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style:line-height-at-least="0.556cm" fo:text-align="start" style:justify-single-word="false" fo:widows="1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simsun" fo:font-size="10.5pt" fo:font-style="normal" fo:font-weight="normal"/>
    </style:style>
    <style:style style:name="T3" style:family="text">
      <style:text-properties style:font-name-asian="simsun" style:font-size-asian="10.5pt" style:font-style-asian="normal" style:font-weight-asian="normal"/>
    </style:style>
    <style:style style:name="T4" style:family="text">
      <style:text-properties fo:font-variant="normal" fo:text-transform="none" fo:color="#000000" style:font-name="simsun" fo:font-size="14pt" fo:letter-spacing="normal" fo:font-style="normal" fo:font-weight="bold"/>
    </style:style>
    <style:style style:name="T5" style:family="text">
      <style:text-properties fo:font-variant="normal" fo:text-transform="none" fo:color="#000000" fo:letter-spacing="normal" style:font-name-asian="simsun" style:font-size-asian="14pt" style:font-style-asian="normal" style:font-weight-asian="bold"/>
    </style:style>
    <style:style style:name="T6" style:family="text">
      <style:text-properties fo:font-variant="normal" fo:text-transform="none" fo:color="#323e32" style:font-name="simsun" fo:font-size="10.5pt" fo:letter-spacing="normal" fo:font-style="normal" fo:font-weight="bold"/>
    </style:style>
    <style:style style:name="T7" style:family="text">
      <style:text-properties fo:font-variant="normal" fo:text-transform="none" fo:color="#323e32" style:font-name="simsun" fo:font-size="10.5pt" fo:letter-spacing="normal" fo:font-style="normal" fo:font-weight="normal"/>
    </style:style>
    <style:style style:name="T8" style:family="text">
      <style:text-properties fo:font-variant="normal" fo:text-transform="none" fo:color="#323e32" fo:letter-spacing="normal"/>
    </style:style>
    <style:style style:name="T9" style:family="text">
      <style:text-properties fo:font-variant="normal" fo:text-transform="none" fo:color="#323e32" fo:letter-spacing="normal" style:font-name-asian="simsun" style:font-size-asian="10.5pt" style:font-style-asian="normal" style:font-weight-asian="bold"/>
    </style:style>
    <style:style style:name="T10" style:family="text">
      <style:text-properties fo:font-variant="normal" fo:text-transform="none" fo:color="#323e32" fo:letter-spacing="normal" style:font-name-asian="simsun" style:font-size-asian="10.5pt" style:font-style-asian="normal" style:font-weight-asian="normal"/>
    </style:style>
    <style:style style:name="T11" style:family="text">
      <style:text-properties fo:font-variant="normal" fo:text-transform="none" fo:color="#323e32" fo:letter-spacing="normal" style:font-size-asian="10.5pt" style:font-style-asian="normal" style:font-weight-asian="bold"/>
    </style:style>
    <style:style style:name="T12" style:family="text">
      <style:text-properties fo:font-variant="normal" fo:text-transform="none" fo:color="#323e32" fo:letter-spacing="normal" style:font-size-asian="10.5pt" style:font-style-asian="normal" style:font-weight-asian="normal"/>
    </style:style>
    <style:style style:name="T13" style:family="text">
      <style:text-properties fo:font-variant="normal" fo:text-transform="none" fo:color="#323e32" fo:font-size="10.5pt" fo:letter-spacing="normal" fo:font-style="normal" fo:font-weight="bold"/>
    </style:style>
    <style:style style:name="T14" style:family="text">
      <style:text-properties fo:font-variant="normal" fo:text-transform="none" fo:color="#323e32" fo:font-size="10.5pt" fo:letter-spacing="normal" fo:font-style="normal" fo:font-weight="normal"/>
    </style:style>
    <style:style style:name="T15" style:family="text">
      <style:text-properties fo:font-variant="normal" fo:text-transform="none" fo:color="#4f7200" style:text-line-through-style="none" style:text-line-through-type="none" style:font-name="simsun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4f7200" style:text-line-through-style="none" style:text-line-through-type="none" style:font-name="simsun" fo:font-size="10.5pt" fo:letter-spacing="normal" fo:font-style="normal" style:text-underline-style="none" fo:font-weight="bold" style:text-blinking="false"/>
    </style:style>
    <style:style style:name="T17" style:family="text">
      <style:text-properties fo:font-variant="normal" fo:text-transform="none" fo:color="#4f7200" style:text-line-through-style="none" style:text-line-through-type="none" fo:letter-spacing="normal" style:text-underline-style="none" style:text-blinking="false" style:font-name-asian="simsun" style:font-size-asian="10.5pt" style:font-style-asian="normal" style:font-weight-asian="normal"/>
    </style:style>
    <style:style style:name="T18" style:family="text">
      <style:text-properties fo:font-variant="normal" fo:text-transform="none" fo:color="#4f7200" style:text-line-through-style="none" style:text-line-through-type="none" fo:letter-spacing="normal" style:text-underline-style="none" style:text-blinking="false" style:font-name-asian="simsun" style:font-size-asian="10.5pt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5">一、</text:span></text:span><text:span text:style-name="Strong_20_Emphasis"><text:span text:style-name="T4">Thrift </text:span></text:span><text:span text:style-name="Strong_20_Emphasis"><text:span text:style-name="T5">框架介绍</text:span></text:span></text:p>
      <text:p text:style-name="P4"><text:span text:style-name="Strong_20_Emphasis"><text:span text:style-name="T6">1</text:span></text:span><text:span text:style-name="Strong_20_Emphasis"><text:span text:style-name="T9">、前言</text:span></text:span></text:p>
      <text:p text:style-name="P5"><text:span text:style-name="T2">Thrift</text:span><text:span text:style-name="T3">是一个跨语言的服务部署框架，最初由</text:span><text:span text:style-name="T2">Facebook</text:span><text:span text:style-name="T3">于</text:span><text:span text:style-name="T2">2007</text:span><text:span text:style-name="T3">年开发，</text:span><text:span text:style-name="T2">2008</text:span><text:span text:style-name="T3">年进入</text:span><text:span text:style-name="T2">Apache</text:span><text:span text:style-name="T3">开源项目。</text:span><text:span text:style-name="T2">Thrift</text:span><text:span text:style-name="T3">通过一个中间语言</text:span><text:span text:style-name="T2">(IDL, </text:span><text:span text:style-name="T3">接口定义语言</text:span><text:span text:style-name="T2">)</text:span><text:span text:style-name="T3">来定义</text:span><text:span text:style-name="T2">RPC</text:span><text:span text:style-name="T3">的接口和数据类型，然后通过一个编译器生成不同语言的代码（目前支持</text:span><text:span text:style-name="T2">C++,Java, Python, PHP, Ruby, Erlang, Perl, Haskell, C#, Cocoa, Smalltalk</text:span><text:span text:style-name="T3">和</text:span><text:span text:style-name="T2">OCaml</text:span><text:span text:style-name="T3">）</text:span><text:span text:style-name="T2">,</text:span><text:span text:style-name="T3">并由生成的代码负责</text:span><text:span text:style-name="T2">RPC</text:span><text:span text:style-name="T3">协议层和传输层的实现。</text:span></text:p>
      <text:p text:style-name="P5"><text:span text:style-name="T3">本文组织结构如下：</text:span><text:span text:style-name="T2">1</text:span><text:span text:style-name="T3">）引言 </text:span><text:span text:style-name="T2">2</text:span><text:span text:style-name="T3">）架构</text:span><text:span text:style-name="T2">3</text:span><text:span text:style-name="T3">）支持的数据传输格式、数据传输方式和服务模型 </text:span><text:span text:style-name="T2">4</text:span><text:span text:style-name="T3">）</text:span><text:span text:style-name="T2">Thrift</text:span><text:span text:style-name="T3">安装 </text:span><text:span text:style-name="T2">5</text:span><text:span text:style-name="T3">）利用</text:span><text:span text:style-name="T2">Thift</text:span><text:span text:style-name="T3">部署服务</text:span></text:p>
      <text:p text:style-name="P4"><text:span text:style-name="Strong_20_Emphasis"><text:span text:style-name="T6">2</text:span></text:span><text:span text:style-name="Strong_20_Emphasis"><text:span text:style-name="T9">、架构</text:span></text:span></text:p>
      <text:p text:style-name="P8"><draw:a xlink:type="simple" xlink:href="http://photo.blog.sina.com.cn/list/blogpic.php?pid=00267g2Ezy6EwLd4a6t89&amp;bid=72995dcc0101gn82&amp;uid=1922653644" office:target-frame-name="_blank" xlink:show="new"><draw:frame draw:style-name="fr1" draw:name="图像1" text:anchor-type="as-char" svg:width="8.176cm" svg:height="8.07cm" draw:z-index="0"><draw:image xlink:href="http://static10.photo.sina.com.cn/middle/00267g2Ezy6EwLd4a6t89&amp;amp;690" xlink:type="simple" xlink:show="embed" xlink:actuate="onLoad"/><svg:title>image</svg:title></draw:frame></draw:a></text:p>
      <text:p text:style-name="P5"><text:span text:style-name="T2">Thrift</text:span><text:span text:style-name="T3">实际上是实现了</text:span><text:span text:style-name="T2">C/S</text:span><text:span text:style-name="T3">模式，通过代码生成工具将接口定义文件生成服务器端和客户端代码（可以为不同语言），从而实现服务端和客户端跨语言的支持。用户在</text:span><text:span text:style-name="T2">Thirft</text:span><text:span text:style-name="T3">描述文件中声明自己的服务，这些服务经过编译后会生成相应语言的代码文件，然后用户实现服务（客户端调用服务，服务器端提服务）便可以了。其中</text:span><text:span text:style-name="T2">protocol</text:span><text:span text:style-name="T3">（协议层</text:span><text:span text:style-name="T2">, </text:span><text:span text:style-name="T3">定义数据传输格式，可以为二进制或者</text:span><text:span text:style-name="T2">XML</text:span><text:span text:style-name="T3">等）和</text:span><text:span text:style-name="T2">transport</text:span><text:span text:style-name="T3">（传输层，定义数据传输方式，可以为</text:span><text:span text:style-name="T2">TCP/IP</text:span><text:span text:style-name="T3">传输，内存共享或者文件共享等）被用作运行时库。上图的详细解释参考引用【</text:span><text:span text:style-name="T2">1</text:span><text:span text:style-name="T3">】。</text:span></text:p>
      <text:p text:style-name="P4"><text:span text:style-name="Strong_20_Emphasis"><text:span text:style-name="T6">3</text:span></text:span><text:span text:style-name="Strong_20_Emphasis"><text:span text:style-name="T9">、 支持的数据传输格式、数据传输方式和服务模型</text:span></text:span></text:p>
      <text:p text:style-name="P5"><text:span text:style-name="T3">（</text:span><text:span text:style-name="T2">1</text:span><text:span text:style-name="T3">）支持的传输格式</text:span></text:p>
      <text:p text:style-name="P5"><text:span text:style-name="T2">TBinaryProtocol – </text:span><text:span text:style-name="T3">二进制格式</text:span><text:span text:style-name="T2">.</text:span></text:p>
      <text:p text:style-name="P5"><text:span text:style-name="T2">TCompactProtocol – </text:span><text:span text:style-name="T3">压缩格式</text:span></text:p>
      <text:p text:style-name="P5"><text:span text:style-name="T2">TJSONProtocol – JSON</text:span><text:span text:style-name="T3">格式</text:span></text:p>
      <text:p text:style-name="P5"><text:span text:style-name="T2">TSimpleJSONProtocol –</text:span><text:span text:style-name="T3">提供</text:span><text:span text:style-name="T2">JSON</text:span><text:span text:style-name="T3">只写协议</text:span><text:span text:style-name="T2">, </text:span><text:span text:style-name="T3">生成的文件很容易通过脚本语言解析。</text:span></text:p>
      <text:p text:style-name="P5"><text:span text:style-name="T2">TDebugProtocol – </text:span><text:span text:style-name="T3">使用易懂的可读的文本格式，以便于</text:span><text:span text:style-name="T2">debug</text:span></text:p>
      <text:p text:style-name="P5"><text:span text:style-name="T3">（</text:span><text:span text:style-name="T2">2</text:span><text:span text:style-name="T3">） 支持的数据传输方式</text:span></text:p>
      <text:p text:style-name="P5"><text:span text:style-name="T2">TSocket -</text:span><text:span text:style-name="T3">阻塞式</text:span><text:span text:style-name="T2">socker</text:span></text:p>
      <text:p text:style-name="P5"><text:span text:style-name="T2">TFramedTransport – </text:span><text:span text:style-name="T3">以</text:span><text:span text:style-name="T2">frame</text:span><text:span text:style-name="T3">为单位进行传输，非阻塞式服务中使用。</text:span></text:p>
      <text:p text:style-name="P5"><text:span text:style-name="T2">TFileTransport – </text:span><text:span text:style-name="T3">以文件形式进行传输。</text:span></text:p>
      <text:p text:style-name="P5"><text:span text:style-name="T2">TMemoryTransport – </text:span><text:span text:style-name="T3">将内存用于</text:span><text:span text:style-name="T2">I/O. java</text:span><text:span text:style-name="T3">实现时内部实际使用了简单的</text:span><text:span text:style-name="T2">ByteArrayOutputStream</text:span><text:span text:style-name="T3">。</text:span></text:p>
      <text:p text:style-name="P5"><text:soft-page-break/><text:span text:style-name="T2">TZlibTransport – </text:span><text:span text:style-name="T3">使用</text:span><text:span text:style-name="T2">zlib</text:span><text:span text:style-name="T3">进行压缩， 与其他传输方式联合使用。当前无</text:span><text:span text:style-name="T2">java</text:span><text:span text:style-name="T3">实现。</text:span></text:p>
      <text:p text:style-name="P5"><text:span text:style-name="T3">（</text:span><text:span text:style-name="T2">3</text:span><text:span text:style-name="T3">）支持的服务模型</text:span></text:p>
      <text:p text:style-name="P5"><text:span text:style-name="T2">TSimpleServer – </text:span><text:span text:style-name="T3">简单的单线程服务模型，常用于测试</text:span></text:p>
      <text:p text:style-name="P5"><text:span text:style-name="T2">TThreadPoolServer – </text:span><text:span text:style-name="T3">多线程服务模型，使用标准的阻塞式</text:span><text:span text:style-name="T2">IO</text:span><text:span text:style-name="T3">。</text:span></text:p>
      <text:p text:style-name="P5"><text:span text:style-name="T2">TNonblockingServer – </text:span><text:span text:style-name="T3">多线程服务模型，使用非阻塞式</text:span><text:span text:style-name="T2">IO</text:span><text:span text:style-name="T3">（需使用</text:span><text:span text:style-name="T2">TFramedTransport</text:span><text:span text:style-name="T3">数据传输方式）</text:span></text:p>
      <text:p text:style-name="P4"><text:span text:style-name="Strong_20_Emphasis"><text:span text:style-name="T6">4</text:span></text:span><text:span text:style-name="Strong_20_Emphasis"><text:span text:style-name="T9">、 </text:span></text:span><text:span text:style-name="Strong_20_Emphasis"><text:span text:style-name="T6">Thrift</text:span></text:span><text:span text:style-name="Strong_20_Emphasis"><text:span text:style-name="T9">安装</text:span></text:span></text:p>
      <text:p text:style-name="P4"><text:span text:style-name="T10">下载：</text:span><text:a xlink:type="simple" xlink:href="http://incubator.apache.org/thrift/download/" text:style-name="Internet_20_link" text:visited-style-name="Visited_20_Internet_20_Link"><text:span text:style-name="T15">http://incubator.apache.org/thrift/download/</text:span></text:a></text:p>
      <text:p text:style-name="P6">安装要求：</text:p>
      <text:p text:style-name="P5"><text:span text:style-name="T2">Unix/linux </text:span><text:span text:style-name="T3">系统，</text:span><text:span text:style-name="T2">windows+cygwin</text:span></text:p>
      <text:p text:style-name="P5"><text:span text:style-name="T2">C++</text:span><text:span text:style-name="T3">语言：</text:span><text:span text:style-name="T2">g++</text:span><text:span text:style-name="T3">、</text:span><text:span text:style-name="T2">boost</text:span></text:p>
      <text:p text:style-name="P5"><text:span text:style-name="T2">java </text:span><text:span text:style-name="T3">语言：</text:span><text:span text:style-name="T2">JDK</text:span><text:span text:style-name="T3">、</text:span><text:span text:style-name="T2">Apache Ant</text:span></text:p>
      <text:p text:style-name="P5"><text:span text:style-name="T3">其他语言：</text:span><text:span text:style-name="T2">Python</text:span><text:span text:style-name="T3">、</text:span><text:span text:style-name="T2">PHP</text:span><text:span text:style-name="T3">、</text:span><text:span text:style-name="T2">Perl, etc…</text:span></text:p>
      <text:p text:style-name="P5"><text:span text:style-name="T3">编译安装：</text:span><text:span text:style-name="T2">./configure –</text:span><text:span text:style-name="T3">》</text:span><text:span text:style-name="T2">make –</text:span><text:span text:style-name="T3">》</text:span><text:span text:style-name="T2">make install</text:span></text:p>
      <text:p text:style-name="P5"><text:span text:style-name="T2">1</text:span><text:span text:style-name="T3">、 利用</text:span><text:span text:style-name="T2">Thrift</text:span><text:span text:style-name="T3">部署服务</text:span></text:p>
      <text:p text:style-name="P5"><text:span text:style-name="T3">主要流程：编写服务说明，保存到</text:span><text:span text:style-name="T2">.thrift</text:span><text:span text:style-name="T3">文件–》根据需要， 编译</text:span><text:span text:style-name="T2">.thrift</text:span><text:span text:style-name="T3">文件，生成相应的语言源代码–》根据实际需要， 编写</text:span><text:span text:style-name="T2">client</text:span><text:span text:style-name="T3">端和</text:span><text:span text:style-name="T2">server</text:span><text:span text:style-name="T3">端代码。</text:span></text:p>
      <text:p text:style-name="P5"><text:span text:style-name="T3">（</text:span><text:span text:style-name="T2">1</text:span><text:span text:style-name="T3">）</text:span><text:span text:style-name="T2">.thrift</text:span><text:span text:style-name="T3">文件编写</text:span></text:p>
      <text:p text:style-name="P5"><text:span text:style-name="T3">一般将服务放到一个</text:span><text:span text:style-name="T2">.thrift</text:span><text:span text:style-name="T3">文件中，服务的编写语法与</text:span><text:span text:style-name="T2">C</text:span><text:span text:style-name="T3">语言语法基本一致，在</text:span><text:span text:style-name="T2">.thrift</text:span><text:span text:style-name="T3">文件中有主要有以下几个内容：变量声明、数据声明（</text:span><text:span text:style-name="T2">struct</text:span><text:span text:style-name="T3">）和服务接口声明（</text:span><text:span text:style-name="T2">service, </text:span><text:span text:style-name="T3">可以继承其他接口）。</text:span></text:p>
      <text:p text:style-name="P5"><text:span text:style-name="T3">下面分析</text:span><text:span text:style-name="T2">Thrift</text:span><text:span text:style-name="T3">的</text:span><text:span text:style-name="T2">tutorial</text:span><text:span text:style-name="T3">中带的例子</text:span><text:span text:style-name="T2">tutorial.thrift</text:span></text:p>
      <text:p text:style-name="P6">包含头文件：</text:p>
      <text:p text:style-name="P5"><text:span text:style-name="T2">59</text:span><text:span text:style-name="T3">行：</text:span><text:span text:style-name="T2">include “shared.thrift”<text:line-break/>–</text:span></text:p>
      <text:p text:style-name="P6">指定目标语言：</text:p>
      <text:p text:style-name="P5"><text:span text:style-name="T2">65</text:span><text:span text:style-name="T3">行：</text:span><text:span text:style-name="T2">namespace cpp tutorial<text:line-break/>–</text:span></text:p>
      <text:p text:style-name="P6">定义变量：</text:p>
      <text:p text:style-name="P5"><text:span text:style-name="T2">80</text:span><text:span text:style-name="T3">行：</text:span><text:span text:style-name="T2">const i32 INT32CONSTANT = 9853<text:line-break/>–</text:span></text:p>
      <text:p text:style-name="P6">定义结构体：</text:p>
      <text:p text:style-name="P5"><text:span text:style-name="T2">103</text:span><text:span text:style-name="T3">行：</text:span><text:span text:style-name="T2">struct Work {</text:span></text:p>
      <text:p text:style-name="P7">1: i32 num1 = 0,</text:p>
      <text:p text:style-name="P7">2: i32 num2,</text:p>
      <text:p text:style-name="P7">3: Operation op,</text:p>
      <text:p text:style-name="P7">4: optional string comment,</text:p>
      <text:p text:style-name="P7">}<text:line-break/>—</text:p>
      <text:p text:style-name="P6">定义服务：</text:p>
      <text:p text:style-name="P7"><text:soft-page-break/>service Calculator extends shared.SharedService {</text:p>
      <text:p text:style-name="P7">void ping(),</text:p>
      <text:p text:style-name="P7">i32 add(1:i32 num1, 2:i32 num2),</text:p>
      <text:p text:style-name="P7">i32 calculate(1:i32 logid, 2:Work w) throws (1:InvalidOperation ouch),</text:p>
      <text:p text:style-name="P7">oneway void zip()</text:p>
      <text:p text:style-name="P7">}</text:p>
      <text:p text:style-name="P10"><text:span text:style-name="Strong_20_Emphasis"><text:span text:style-name="T8">     </text:span></text:span><text:span text:style-name="Strong_20_Emphasis"><text:span text:style-name="T11">要生成</text:span></text:span><text:span text:style-name="Strong_20_Emphasis"><text:span text:style-name="T13">C++</text:span></text:span><text:span text:style-name="Strong_20_Emphasis"><text:span text:style-name="T11">代码：</text:span></text:span><text:span text:style-name="Strong_20_Emphasis"><text:span text:style-name="T13">./</text:span></text:span><text:span text:style-name="T14">thrift --gen cpp tutorial.thrift</text:span><text:span text:style-name="T12">，结果代码存放在</text:span><text:span text:style-name="T14">gen-cpp</text:span><text:span text:style-name="T12">目录下</text:span></text:p>
      <text:p text:style-name="P10"><text:span text:style-name="Strong_20_Emphasis"><text:span text:style-name="T8">     </text:span></text:span><text:span text:style-name="Strong_20_Emphasis"><text:span text:style-name="T11">要生成</text:span></text:span><text:span text:style-name="Strong_20_Emphasis"><text:span text:style-name="T13">java</text:span></text:span><text:span text:style-name="Strong_20_Emphasis"><text:span text:style-name="T11">代码：</text:span></text:span><text:span text:style-name="Strong_20_Emphasis"><text:span text:style-name="T13">./</text:span></text:span><text:span text:style-name="T14">thrift --gen java tutorial.thrift</text:span><text:span text:style-name="T12">，结果代码存放在</text:span><text:span text:style-name="T14">gen-java</text:span><text:span text:style-name="T12">目录下</text:span><text:span text:style-name="Strong_20_Emphasis"><text:span text:style-name="T12">       …</text:span></text:span><text:span text:style-name="Strong_20_Emphasis"><text:span text:style-name="T13">..</text:span></text:span></text:p>
      <text:p text:style-name="P4"><text:span text:style-name="Strong_20_Emphasis"><text:span text:style-name="T9">（</text:span></text:span><text:span text:style-name="Strong_20_Emphasis"><text:span text:style-name="T6">2</text:span></text:span><text:span text:style-name="Strong_20_Emphasis"><text:span text:style-name="T9">） </text:span></text:span><text:span text:style-name="Strong_20_Emphasis"><text:span text:style-name="T6">client</text:span></text:span><text:span text:style-name="Strong_20_Emphasis"><text:span text:style-name="T9">端和</text:span></text:span><text:span text:style-name="Strong_20_Emphasis"><text:span text:style-name="T6">server</text:span></text:span><text:span text:style-name="Strong_20_Emphasis"><text:span text:style-name="T9">端代码编写</text:span></text:span></text:p>
      <text:p text:style-name="P5"><text:span text:style-name="T2">client</text:span><text:span text:style-name="T3">端和</text:span><text:span text:style-name="T2">sever</text:span><text:span text:style-name="T3">端代码要调用编译</text:span><text:span text:style-name="T2">.thrift</text:span><text:span text:style-name="T3">生成的中间文件。</text:span></text:p>
      <text:p text:style-name="P5"><text:span text:style-name="T3">下面分析</text:span><text:span text:style-name="T2">cpp</text:span><text:span text:style-name="T3">文件下面的</text:span><text:span text:style-name="T2">CppClient.cpp</text:span><text:span text:style-name="T3">和</text:span><text:span text:style-name="T2">CppServer.cpp</text:span><text:span text:style-name="T3">代码</text:span></text:p>
      <text:p text:style-name="P9"><draw:a xlink:type="simple" xlink:href="http://static7.photo.sina.com.cn/middle/00267g2Ezy6EwLd5ghM56&amp;amp;690"><draw:frame draw:style-name="fr1" draw:name="图像2" text:anchor-type="as-char" svg:width="7.541cm" svg:height="8.546cm" draw:z-index="1"><draw:image xlink:href="http://s8.sinaimg.cn/middle/00267g2Ezy6EwLd7f39b7&amp;amp;690" xlink:type="simple" xlink:show="embed" xlink:actuate="onLoad"/><svg:title>image</svg:title></draw:frame></draw:a></text:p>
      <text:p text:style-name="P5"><text:span text:style-name="T3">在</text:span><text:span text:style-name="T2">client</text:span><text:span text:style-name="T3">端，用户自定义</text:span><text:span text:style-name="T2">CalculatorClient</text:span><text:span text:style-name="T3">类型的对象（用户在</text:span><text:span text:style-name="T2">.thrift</text:span><text:span text:style-name="T3">文件中声明的服务名称是</text:span><text:span text:style-name="T2">Calculator</text:span><text:span text:style-name="T3">， 则生成的中间代码中的主类为</text:span><text:span text:style-name="T2">CalculatorClient</text:span><text:span text:style-name="T3">）， 该对象中封装了各种服务，可以直接调用（如</text:span><text:span text:style-name="T2">client.ping()</text:span><text:span text:style-name="T3">）</text:span><text:span text:style-name="T2">, </text:span><text:span text:style-name="T3">然后</text:span><text:span text:style-name="T2">thrift</text:span><text:span text:style-name="T3">会通过封装的</text:span><text:span text:style-name="T2">rpc</text:span><text:span text:style-name="T3">调用</text:span><text:span text:style-name="T2">server</text:span><text:span text:style-name="T3">端同名的函数。</text:span></text:p>
      <text:p text:style-name="P5"><text:span text:style-name="T3">在</text:span><text:span text:style-name="T2">server</text:span><text:span text:style-name="T3">端，需要实现在</text:span><text:span text:style-name="T2">.thrift</text:span><text:span text:style-name="T3">文件中声明的服务中的所有功能，以便处理</text:span><text:span text:style-name="T2">client</text:span><text:span text:style-name="T3">发过来的请求。</text:span></text:p>
      <text:p text:style-name="P4"><text:span text:style-name="Strong_20_Emphasis"><text:span text:style-name="T9">【参考资料】</text:span></text:span><text:span text:style-name="T7"><text:line-break/>1</text:span><text:span text:style-name="T10">、 </text:span><text:a xlink:type="simple" xlink:href="http://wiki.apache.org/thrift/" text:style-name="Internet_20_link" text:visited-style-name="Visited_20_Internet_20_Link"><text:span text:style-name="T15">http://wiki.apache.org/thrift/</text:span></text:a><text:span text:style-name="T7"><text:line-break/>2</text:span><text:span text:style-name="T10">、 </text:span><text:a xlink:type="simple" xlink:href="http://jnb.ociweb.com/jnb/jnbJun2009.html" text:style-name="Internet_20_link" text:visited-style-name="Visited_20_Internet_20_Link"><text:span text:style-name="T15">http://jnb.ociweb.com/jnb/jnbJun2009.html</text:span></text:a><text:span text:style-name="T7"><text:line-break/>3</text:span><text:span text:style-name="T10">、 </text:span><text:a xlink:type="simple" xlink:href="http://blog.rushcj.com/tag/thrift/" text:style-name="Internet_20_link" text:visited-style-name="Visited_20_Internet_20_Link"><text:span text:style-name="T15">http://blog.rushcj.com/tag/thrift/</text:span></text:a><text:span text:style-name="T7"><text:line-break/>4</text:span><text:span text:style-name="T10">、 </text:span><text:a xlink:type="simple" xlink:href="http://www.vvcha.cn/c.aspx?id=31984" text:style-name="Internet_20_link" text:visited-style-name="Visited_20_Internet_20_Link"><text:span text:style-name="T15">http://www.vvcha.cn/c.aspx?id=31984</text:span></text:a><text:span text:style-name="T7"><text:line-break/>5</text:span><text:span text:style-name="T10">、 </text:span><text:a xlink:type="simple" xlink:href="http://www.thoss.org.cn/mediawiki/index.php/Thrift的通信机制及其在cassandra中的应用" text:style-name="Internet_20_link" text:visited-style-name="Visited_20_Internet_20_Link"><text:span text:style-name="T15">http://www.thoss.org.cn/mediawiki/index.php/Thrift</text:span></text:a><text:a xlink:type="simple" xlink:href="http://www.thoss.org.cn/mediawiki/index.php/Thrift的通信机制及其在cassandra中的应用" text:style-name="Internet_20_link" text:visited-style-name="Visited_20_Internet_20_Link"><text:span text:style-name="T17">的通信机制及其在</text:span></text:a><text:a xlink:type="simple" xlink:href="http://www.thoss.org.cn/mediawiki/index.php/Thrift的通信机制及其在cassandra中的应用" text:style-name="Internet_20_link" text:visited-style-name="Visited_20_Internet_20_Link"><text:span text:style-name="T15">cassandra</text:span></text:a><text:a xlink:type="simple" xlink:href="http://www.thoss.org.cn/mediawiki/index.php/Thrift的通信机制及其在cassandra中的应用" text:style-name="Internet_20_link" text:visited-style-name="Visited_20_Internet_20_Link"><text:span text:style-name="T17">中的应用</text:span></text:a></text:p>
      <text:p text:style-name="P4"><text:span text:style-name="Strong_20_Emphasis"><text:span text:style-name="T9">原创文章，转载请注明：</text:span></text:span><text:span text:style-name="T10"> 转载自</text:span><text:a xlink:type="simple" xlink:href="http://dongxicheng.org/" text:style-name="Internet_20_link" text:visited-style-name="Visited_20_Internet_20_Link"><text:span text:style-name="T17">董的博客</text:span></text:a></text:p>
      <text:p text:style-name="P4"><text:span text:style-name="Strong_20_Emphasis"><text:span text:style-name="T9">本文链接地址</text:span></text:span><text:span text:style-name="Strong_20_Emphasis"><text:span text:style-name="T6">:</text:span></text:span><text:span text:style-name="T7"> </text:span><text:a xlink:type="simple" xlink:href="http://dongxicheng.org/search-engine/thrift-framework-intro/" text:style-name="Internet_20_link" text:visited-style-name="Visited_20_Internet_20_Link"><text:span text:style-name="T15">http://dongxicheng.org/search-engine/thrift-framework-intro/</text:span></text:a></text:p>
      <text:p text:style-name="P5"><text:soft-page-break/> </text:p>
      <text:p text:style-name="P3"><text:span text:style-name="Strong_20_Emphasis"><text:span text:style-name="T5">二、</text:span></text:span><text:span text:style-name="Strong_20_Emphasis"><text:span text:style-name="T4">Thrift </text:span></text:span><text:span text:style-name="Strong_20_Emphasis"><text:span text:style-name="T5">使用指南</text:span></text:span></text:p>
      <text:p text:style-name="P4"><text:span text:style-name="Strong_20_Emphasis"><text:span text:style-name="T6">1. </text:span></text:span><text:span text:style-name="Strong_20_Emphasis"><text:span text:style-name="T9">内容概要</text:span></text:span></text:p>
      <text:p text:style-name="P5"><text:span text:style-name="T3">本文档比较全面的介绍了</text:span><text:span text:style-name="T2">thrift</text:span><text:span text:style-name="T3">语法，代码生成结构和应用经验。本文主要讲述的对象是</text:span><text:span text:style-name="T2">thrift</text:span><text:span text:style-name="T3">文件，并未涉及其</text:span><text:span text:style-name="T2">client</text:span><text:span text:style-name="T3">和</text:span><text:span text:style-name="T2">server</text:span><text:span text:style-name="T3">的编写方法。</text:span></text:p>
      <text:p text:style-name="P4"><text:span text:style-name="T10">本文档大部分内容翻译自文章：</text:span><text:a xlink:type="simple" xlink:href="http://diwakergupta.github.com/thrift-missing-guide/#_versioning_compatibility" text:style-name="Internet_20_link" text:visited-style-name="Visited_20_Internet_20_Link"><text:span text:style-name="T17">“</text:span></text:a><text:a xlink:type="simple" xlink:href="http://diwakergupta.github.com/thrift-missing-guide/#_versioning_compatibility" text:style-name="Internet_20_link" text:visited-style-name="Visited_20_Internet_20_Link"><text:span text:style-name="T15">Thrift:The missing Guide“</text:span></text:a><text:span text:style-name="T10">。</text:span></text:p>
      <text:p text:style-name="P4"><text:span text:style-name="Strong_20_Emphasis"><text:span text:style-name="T6">2. </text:span></text:span><text:span text:style-name="Strong_20_Emphasis"><text:span text:style-name="T9">语法参考</text:span></text:span></text:p>
      <text:p text:style-name="P4"><text:span text:style-name="Strong_20_Emphasis"><text:span text:style-name="T6">2.1 Types</text:span></text:span></text:p>
      <text:p text:style-name="P5"><text:span text:style-name="T2">Thrift</text:span><text:span text:style-name="T3">类型系统包括预定义基本类型，用户自定义结构体，容器类型，异常和服务定义</text:span></text:p>
      <text:p text:style-name="P4"><text:span text:style-name="Strong_20_Emphasis"><text:span text:style-name="T6">(1) </text:span></text:span><text:span text:style-name="Strong_20_Emphasis"><text:span text:style-name="T9">基本类型</text:span></text:span></text:p>
      <text:p text:style-name="P4"><text:span text:style-name="Source_20_Text"><text:span text:style-name="T7">bool</text:span></text:span><text:span text:style-name="Source_20_Text"><text:span text:style-name="T10">：布尔类型</text:span></text:span><text:span text:style-name="Source_20_Text"><text:span text:style-name="T7">(true</text:span></text:span><text:span text:style-name="T7"> </text:span><text:span text:style-name="Source_20_Text"><text:span text:style-name="T7">or value)</text:span></text:span><text:span text:style-name="Source_20_Text"><text:span text:style-name="T10">，占一个字节</text:span></text:span></text:p>
      <text:p text:style-name="P4"><text:span text:style-name="Source_20_Text"><text:span text:style-name="T7">byte</text:span></text:span><text:span text:style-name="Source_20_Text"><text:span text:style-name="T10">：有符号字节</text:span></text:span></text:p>
      <text:p text:style-name="P4"><text:span text:style-name="Source_20_Text"><text:span text:style-name="T7">i16:16</text:span></text:span><text:span text:style-name="Source_20_Text"><text:span text:style-name="T10">位有符号整型</text:span></text:span></text:p>
      <text:p text:style-name="P4"><text:span text:style-name="Source_20_Text"><text:span text:style-name="T7">i32:32</text:span></text:span><text:span text:style-name="Source_20_Text"><text:span text:style-name="T10">位有符号整型</text:span></text:span></text:p>
      <text:p text:style-name="P4"><text:span text:style-name="Source_20_Text"><text:span text:style-name="T7">i64:64</text:span></text:span><text:span text:style-name="Source_20_Text"><text:span text:style-name="T10">位有符号整型</text:span></text:span></text:p>
      <text:p text:style-name="P4"><text:span text:style-name="Source_20_Text"><text:span text:style-name="T7">double</text:span></text:span><text:span text:style-name="Source_20_Text"><text:span text:style-name="T10">：</text:span></text:span><text:span text:style-name="Source_20_Text"><text:span text:style-name="T7">64</text:span></text:span><text:span text:style-name="Source_20_Text"><text:span text:style-name="T10">位浮点数</text:span></text:span></text:p>
      <text:p text:style-name="P4"><text:span text:style-name="Source_20_Text"><text:span text:style-name="T7">string</text:span></text:span><text:span text:style-name="Source_20_Text"><text:span text:style-name="T10">：未知编码或者二进制的字符串</text:span></text:span></text:p>
      <text:p text:style-name="P5"><text:span text:style-name="T3">注意，</text:span><text:span text:style-name="T2">thrift</text:span><text:span text:style-name="T3">不支持无符号整型，因为很多目标语言不存在无符号整型（如</text:span><text:span text:style-name="T2">java</text:span><text:span text:style-name="T3">）。</text:span></text:p>
      <text:p text:style-name="P4"><text:span text:style-name="Strong_20_Emphasis"><text:span text:style-name="T6">(2) </text:span></text:span><text:span text:style-name="Strong_20_Emphasis"><text:span text:style-name="T9">容器类型</text:span></text:span></text:p>
      <text:p text:style-name="P5"><text:span text:style-name="T2">Thrift</text:span><text:span text:style-name="T3">容器与类型密切相关，它与当前流行编程语言提供的容器类型相对应，采用</text:span><text:span text:style-name="T2">java</text:span><text:span text:style-name="T3">泛型风格表示的。</text:span><text:span text:style-name="T2">Thrift</text:span><text:span text:style-name="T3">提供了</text:span><text:span text:style-name="T2">3</text:span><text:span text:style-name="T3">种容器类型：</text:span></text:p>
      <text:p text:style-name="P5"><text:span text:style-name="T2">List&lt;t1&gt;</text:span><text:span text:style-name="T3">：一系列</text:span><text:span text:style-name="T2">t1</text:span><text:span text:style-name="T3">类型的元素组成的有序表，元素可以重复</text:span></text:p>
      <text:p text:style-name="P5"><text:span text:style-name="T2">Set&lt;t1&gt;</text:span><text:span text:style-name="T3">：一系列</text:span><text:span text:style-name="T2">t1</text:span><text:span text:style-name="T3">类型的元素组成的无序表，元素唯一</text:span></text:p>
      <text:p text:style-name="P5"><text:span text:style-name="T2">Map&lt;t1,t2&gt;</text:span><text:span text:style-name="T3">：</text:span><text:span text:style-name="T2">key/value</text:span><text:span text:style-name="T3">对（</text:span><text:span text:style-name="T2">key</text:span><text:span text:style-name="T3">的类型是</text:span><text:span text:style-name="T2">t1</text:span><text:span text:style-name="T3">且</text:span><text:span text:style-name="T2">key</text:span><text:span text:style-name="T3">唯一，</text:span><text:span text:style-name="T2">value</text:span><text:span text:style-name="T3">类型是</text:span><text:span text:style-name="T2">t2</text:span><text:span text:style-name="T3">）。</text:span></text:p>
      <text:p text:style-name="P5"><text:span text:style-name="T3">容器中的元素类型可以是除了</text:span><text:span text:style-name="T2">service</text:span><text:span text:style-name="T3">意外的任何合法</text:span><text:span text:style-name="T2">thrift</text:span><text:span text:style-name="T3">类型（包括结构体和异常）。</text:span></text:p>
      <text:p text:style-name="P4"><text:span text:style-name="Strong_20_Emphasis"><text:span text:style-name="T6">(3)  </text:span></text:span><text:span text:style-name="Strong_20_Emphasis"><text:span text:style-name="T9">结构体和异常</text:span></text:span></text:p>
      <text:p text:style-name="P5"><text:span text:style-name="T2">Thrift</text:span><text:span text:style-name="T3">结构体在概念上同</text:span><text:span text:style-name="T2">C</text:span><text:span text:style-name="T3">语言结构体类型—</text:span><text:span text:style-name="T2">-</text:span><text:span text:style-name="T3">一种将相关属性聚集（封装）在一起的方式。在面向对象语言中，</text:span><text:span text:style-name="T2">thrift</text:span><text:span text:style-name="T3">结构体被转换成类。</text:span></text:p>
      <text:p text:style-name="P5"><text:span text:style-name="T3">异常在语法和功能上类似于结构体，只不过异常使用关键字</text:span><text:span text:style-name="T2">exception</text:span><text:span text:style-name="T3">而不是</text:span><text:span text:style-name="T2">struct</text:span><text:span text:style-name="T3">关键字声明。但它在语义上不同于结构体—当定义一个</text:span><text:span text:style-name="T2">RPC</text:span><text:span text:style-name="T3">服务时，开发者可能需要声明一个远程方法抛出一个异常。</text:span></text:p>
      <text:p text:style-name="P6">结构体和异常的声明将在下一节介绍。</text:p>
      <text:p text:style-name="P4"><text:span text:style-name="Strong_20_Emphasis"><text:span text:style-name="T6">(4)  </text:span></text:span><text:span text:style-name="Strong_20_Emphasis"><text:span text:style-name="T9">服务</text:span></text:span></text:p>
      <text:p text:style-name="P5"><text:span text:style-name="T3">服务的定义方法在语法上等同于面向对象语言中定义接口。</text:span><text:span text:style-name="T2">Thrift</text:span><text:span text:style-name="T3">编译器会产生实现这些接口的</text:span><text:span text:style-name="T2">client</text:span><text:span text:style-name="T3">和</text:span><text:span text:style-name="T2">server</text:span><text:span text:style-name="T3">桩。具体参见下一节。</text:span></text:p>
      <text:p text:style-name="P4"><text:span text:style-name="Strong_20_Emphasis"><text:span text:style-name="T6">(5)  </text:span></text:span><text:span text:style-name="Strong_20_Emphasis"><text:span text:style-name="T9">类型定义</text:span></text:span></text:p>
      <text:p text:style-name="P5"><text:span text:style-name="T2">Thrift</text:span><text:span text:style-name="T3">支持</text:span><text:span text:style-name="T2">C/C++</text:span><text:span text:style-name="T3">风格的</text:span><text:span text:style-name="T2">typedef:</text:span></text:p>
      <text:p text:style-name="P4"><text:span text:style-name="Source_20_Text"><text:span text:style-name="T7">typedef</text:span></text:span><text:span text:style-name="T7"> </text:span><text:span text:style-name="Source_20_Text"><text:span text:style-name="T7">i32 MyInteger   \\a</text:span></text:span></text:p>
      <text:p text:style-name="P4"><text:span text:style-name="Source_20_Text"><text:span text:style-name="T7">typedef</text:span></text:span><text:span text:style-name="T7"> </text:span><text:span text:style-name="Source_20_Text"><text:span text:style-name="T7">Tweet ReTweet  \\b</text:span></text:span></text:p>
      <text:p text:style-name="P6"><text:soft-page-break/>说明：</text:p>
      <text:p text:style-name="P5"><text:span text:style-name="T2">a.  </text:span><text:span text:style-name="T3">末尾没有逗号</text:span></text:p>
      <text:p text:style-name="P5"><text:span text:style-name="T2">b.   struct</text:span><text:span text:style-name="T3">可以使用</text:span><text:span text:style-name="T2">typedef</text:span></text:p>
      <text:p text:style-name="P4"><text:span text:style-name="Strong_20_Emphasis"><text:span text:style-name="T6">2.2   </text:span></text:span><text:span text:style-name="Strong_20_Emphasis"><text:span text:style-name="T9">枚举类型</text:span></text:span></text:p>
      <text:p text:style-name="P5"><text:span text:style-name="T3">可以像</text:span><text:span text:style-name="T2">C/C++</text:span><text:span text:style-name="T3">那样定义枚举类型，如：</text:span></text:p>
      <text:p text:style-name="P4"><text:span text:style-name="Source_20_Text"><text:span text:style-name="T7">enum</text:span></text:span><text:span text:style-name="T7"> </text:span><text:span text:style-name="Source_20_Text"><text:span text:style-name="T7">TweetType {</text:span></text:span></text:p>
      <text:p text:style-name="P4"><text:span text:style-name="Source_20_Text"><text:span text:style-name="T7">TWEET,      </text:span></text:span><text:span text:style-name="T7"> </text:span><text:span text:style-name="Source_20_Text"><text:span text:style-name="T7">//a</text:span></text:span></text:p>
      <text:p text:style-name="P4"><text:span text:style-name="Source_20_Text"><text:span text:style-name="T7">RETWEET = 2,</text:span></text:span><text:span text:style-name="T7"> </text:span><text:span text:style-name="Source_20_Text"><text:span text:style-name="T7">//b</text:span></text:span></text:p>
      <text:p text:style-name="P4"><text:span text:style-name="Source_20_Text"><text:span text:style-name="T7">DM = 0xa, </text:span></text:span><text:span text:style-name="T7"> </text:span><text:span text:style-name="Source_20_Text"><text:span text:style-name="T7">//c</text:span></text:span></text:p>
      <text:p text:style-name="P4"><text:span text:style-name="Source_20_Text"><text:span text:style-name="T7">REPLY</text:span></text:span></text:p>
      <text:p text:style-name="P4"><text:span text:style-name="Source_20_Text"><text:span text:style-name="T7">}       </text:span></text:span><text:span text:style-name="T7"> </text:span><text:span text:style-name="Source_20_Text"><text:span text:style-name="T7">//d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Tweet {</text:span></text:span></text:p>
      <text:p text:style-name="P4"><text:span text:style-name="Source_20_Text"><text:span text:style-name="T7">1: required i32 userId;</text:span></text:span></text:p>
      <text:p text:style-name="P4"><text:span text:style-name="Source_20_Text"><text:span text:style-name="T7">2: required string userName;</text:span></text:span></text:p>
      <text:p text:style-name="P4"><text:span text:style-name="Source_20_Text"><text:span text:style-name="T7">3: required string text;</text:span></text:span></text:p>
      <text:p text:style-name="P4"><text:span text:style-name="Source_20_Text"><text:span text:style-name="T7">4: optional Location loc;</text:span></text:span></text:p>
      <text:p text:style-name="P4"><text:span text:style-name="Source_20_Text"><text:span text:style-name="T7">5: optional TweetType tweetType = TweetType.TWEET</text:span></text:span><text:span text:style-name="T7"> </text:span><text:span text:style-name="Source_20_Text"><text:span text:style-name="T7">// e</text:span></text:span></text:p>
      <text:p text:style-name="P4"><text:span text:style-name="Source_20_Text"><text:span text:style-name="T7">16: optional string language =</text:span></text:span><text:span text:style-name="T7"> </text:span><text:span text:style-name="Source_20_Text"><text:span text:style-name="T7">"english"</text:span></text:span></text:p>
      <text:p text:style-name="P4"><text:span text:style-name="Source_20_Text"><text:span text:style-name="T7">}</text:span></text:span></text:p>
      <text:p text:style-name="P6">说明：</text:p>
      <text:p text:style-name="P5"><text:span text:style-name="T2">a.  </text:span><text:span text:style-name="T3">编译器默认从</text:span><text:span text:style-name="T2">0</text:span><text:span text:style-name="T3">开始赋值</text:span></text:p>
      <text:p text:style-name="P5"><text:span text:style-name="T2">b.  </text:span><text:span text:style-name="T3">可以赋予某个常量某个整数</text:span></text:p>
      <text:p text:style-name="P5"><text:span text:style-name="T2">c.  </text:span><text:span text:style-name="T3">允许常量是十六进制整数</text:span></text:p>
      <text:p text:style-name="P5"><text:span text:style-name="T2">d.  </text:span><text:span text:style-name="T3">末尾没有逗号</text:span></text:p>
      <text:p text:style-name="P5"><text:span text:style-name="T2">e.  </text:span><text:span text:style-name="T3">给常量赋缺省值时，使用常量的全称</text:span></text:p>
      <text:p text:style-name="P5"><text:span text:style-name="T3">注意，不同于</text:span><text:span text:style-name="T2">protocol buffer</text:span><text:span text:style-name="T3">，</text:span><text:span text:style-name="T2">thrift</text:span><text:span text:style-name="T3">不支持枚举类嵌套，枚举常量必须是</text:span><text:span text:style-name="T2">32</text:span><text:span text:style-name="T3">位的正整数</text:span></text:p>
      <text:p text:style-name="P4"><text:span text:style-name="Strong_20_Emphasis"><text:span text:style-name="T6">2.3   </text:span></text:span><text:span text:style-name="Strong_20_Emphasis"><text:span text:style-name="T9">注释</text:span></text:span></text:p>
      <text:p text:style-name="P5"><text:span text:style-name="T2">Thrfit</text:span><text:span text:style-name="T3">支持</text:span><text:span text:style-name="T2">shell</text:span><text:span text:style-name="T3">注释风格，</text:span><text:span text:style-name="T2">C/C++</text:span><text:span text:style-name="T3">语言中单行或者多行注释风格</text:span></text:p>
      <text:p text:style-name="P4"><text:span text:style-name="Source_20_Text"><text:span text:style-name="T7"># This is a valid comment.</text:span></text:span></text:p>
      <text:p text:style-name="P4"><text:span text:style-name="Source_20_Text"><text:span text:style-name="T7">// C++/Java style single-line comments work just as well.</text:span></text:span></text:p>
      <text:p text:style-name="P4"><text:span text:style-name="Strong_20_Emphasis"><text:span text:style-name="T6">2.4   </text:span></text:span><text:span text:style-name="Strong_20_Emphasis"><text:span text:style-name="T9">命名空间</text:span></text:span></text:p>
      <text:p text:style-name="P5"><text:span text:style-name="T2">Thrift</text:span><text:span text:style-name="T3">中的命名空间同</text:span><text:span text:style-name="T2">C++</text:span><text:span text:style-name="T3">中的</text:span><text:span text:style-name="T2">namespace</text:span><text:span text:style-name="T3">和</text:span><text:span text:style-name="T2">java</text:span><text:span text:style-name="T3">中的</text:span><text:span text:style-name="T2">package</text:span><text:span text:style-name="T3">类似，它们均提供了一种组织（隔离）代码的方式。因为每种语言均有自己的命名空间定义方式（如</text:span><text:span text:style-name="T2">python</text:span><text:span text:style-name="T3">中有</text:span><text:span text:style-name="T2">module</text:span><text:span text:style-name="T3">），</text:span><text:span text:style-name="T2">thrift</text:span><text:span text:style-name="T3">允许开发者针对特定语言定义</text:span><text:span text:style-name="T2">namespace</text:span><text:span text:style-name="T3">：</text:span></text:p>
      <text:p text:style-name="P4"><text:span text:style-name="Source_20_Text"><text:span text:style-name="T7">namespace</text:span></text:span><text:span text:style-name="T7"> </text:span><text:span text:style-name="Source_20_Text"><text:span text:style-name="T7">cpp com.example.project </text:span></text:span><text:span text:style-name="T7"> </text:span><text:span text:style-name="Source_20_Text"><text:span text:style-name="T7">// a</text:span></text:span></text:p>
      <text:p text:style-name="P4"><text:span text:style-name="Source_20_Text"><text:span text:style-name="T7">namespace</text:span></text:span><text:span text:style-name="T7"> </text:span><text:span text:style-name="Source_20_Text"><text:span text:style-name="T7">java com.example.project</text:span></text:span><text:span text:style-name="T7"> </text:span><text:span text:style-name="Source_20_Text"><text:span text:style-name="T7">// b</text:span></text:span></text:p>
      <text:p text:style-name="P6">说明：</text:p>
      <text:p text:style-name="P5"><text:soft-page-break/><text:span text:style-name="T2">a</text:span><text:span text:style-name="T3">．  转化成</text:span><text:span text:style-name="T2">namespace com { namespace example { namespace project {</text:span></text:p>
      <text:p text:style-name="P5"><text:span text:style-name="T2">b</text:span><text:span text:style-name="T3">．  转换成</text:span><text:span text:style-name="T2">package com.example.project</text:span></text:p>
      <text:p text:style-name="P4"><text:span text:style-name="Strong_20_Emphasis"><text:span text:style-name="T6">2.5   </text:span></text:span><text:span text:style-name="Strong_20_Emphasis"><text:span text:style-name="T9">文件包含</text:span></text:span></text:p>
      <text:p text:style-name="P5"><text:span text:style-name="T2">Thrift</text:span><text:span text:style-name="T3">允许</text:span><text:span text:style-name="T2">thrift</text:span><text:span text:style-name="T3">文件包含，用户需要使用</text:span><text:span text:style-name="T2">thrift</text:span><text:span text:style-name="T3">文件名作为前缀访问被包含的对象，如：</text:span></text:p>
      <text:p text:style-name="P4"><text:span text:style-name="Source_20_Text"><text:span text:style-name="T7">include</text:span></text:span><text:span text:style-name="T7"> </text:span><text:span text:style-name="Source_20_Text"><text:span text:style-name="T7">"tweet.thrift"</text:span></text:span><text:span text:style-name="T7"> </text:span><text:span text:style-name="Source_20_Text"><text:span text:style-name="T7">// a</text:span></text:span></text:p>
      <text:p text:style-name="P4"><text:span text:style-name="Source_20_Text"><text:span text:style-name="T7">...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TweetSearchResult {</text:span></text:span></text:p>
      <text:p text:style-name="P4"><text:span text:style-name="Source_20_Text"><text:span text:style-name="T7">1: list&lt;tweet.Tweet&gt; tweets;</text:span></text:span><text:span text:style-name="T7"> </text:span><text:span text:style-name="Source_20_Text"><text:span text:style-name="T7">// b</text:span></text:span></text:p>
      <text:p text:style-name="P4"><text:span text:style-name="Source_20_Text"><text:span text:style-name="T7">}</text:span></text:span></text:p>
      <text:p text:style-name="P6">说明：</text:p>
      <text:p text:style-name="P5"><text:span text:style-name="T2">a</text:span><text:span text:style-name="T3">．  </text:span><text:span text:style-name="T2">thrift</text:span><text:span text:style-name="T3">文件名要用双引号包含，末尾没有逗号或者分号</text:span></text:p>
      <text:p text:style-name="P5"><text:span text:style-name="T2">b</text:span><text:span text:style-name="T3">．  注意</text:span><text:span text:style-name="T2">tweet</text:span><text:span text:style-name="T3">前缀</text:span></text:p>
      <text:p text:style-name="P4"><text:span text:style-name="Strong_20_Emphasis"><text:span text:style-name="T6">2.6   </text:span></text:span><text:span text:style-name="Strong_20_Emphasis"><text:span text:style-name="T9">常量</text:span></text:span></text:p>
      <text:p text:style-name="P5"><text:span text:style-name="T2">Thrift</text:span><text:span text:style-name="T3">允许用户定义常量，复杂的类型和结构体可使用</text:span><text:span text:style-name="T2">JSON</text:span><text:span text:style-name="T3">形式表示。</text:span></text:p>
      <text:p text:style-name="P4"><text:span text:style-name="Source_20_Text"><text:span text:style-name="T7">const</text:span></text:span><text:span text:style-name="T7"> </text:span><text:span text:style-name="Source_20_Text"><text:span text:style-name="T7">i32 INT_CONST = 1234;   </text:span></text:span><text:span text:style-name="T7"> </text:span><text:span text:style-name="Source_20_Text"><text:span text:style-name="T7">// a</text:span></text:span></text:p>
      <text:p text:style-name="P4"><text:span text:style-name="Source_20_Text"><text:span text:style-name="T7">const</text:span></text:span><text:span text:style-name="T7"> </text:span><text:span text:style-name="Source_20_Text"><text:span text:style-name="T7">map&lt;string,string&gt; MAP_CONST = {"hello":</text:span></text:span><text:span text:style-name="T7"> </text:span><text:span text:style-name="Source_20_Text"><text:span text:style-name="T7">"world",</text:span></text:span><text:span text:style-name="T7"> </text:span><text:span text:style-name="Source_20_Text"><text:span text:style-name="T7">"goodnight":</text:span></text:span><text:span text:style-name="T7"> </text:span><text:span text:style-name="Source_20_Text"><text:span text:style-name="T7">"moon"}</text:span></text:span></text:p>
      <text:p text:style-name="P6">说明：</text:p>
      <text:p text:style-name="P5"><text:span text:style-name="T2">a</text:span><text:span text:style-name="T3">．  分号是可选的，可有可无；支持十六进制赋值。</text:span></text:p>
      <text:p text:style-name="P5"><text:span text:style-name="T2">2.7   </text:span><text:span text:style-name="T3">定义结构体</text:span></text:p>
      <text:p text:style-name="P6">结构体由一系列域组成，每个域有唯一整数标识符，类型，名字和可选的缺省参数组成。如：</text:p>
      <text:p text:style-name="P4"><text:span text:style-name="Source_20_Text"><text:span text:style-name="T7">struct</text:span></text:span><text:span text:style-name="T7"> </text:span><text:span text:style-name="Source_20_Text"><text:span text:style-name="T7">Tweet {</text:span></text:span></text:p>
      <text:p text:style-name="P4"><text:span text:style-name="Source_20_Text"><text:span text:style-name="T7">1: required i32 userId;                 </text:span></text:span><text:span text:style-name="T7"> </text:span><text:span text:style-name="Source_20_Text"><text:span text:style-name="T7">// a</text:span></text:span></text:p>
      <text:p text:style-name="P4"><text:span text:style-name="Source_20_Text"><text:span text:style-name="T7">2: required string userName;            </text:span></text:span><text:span text:style-name="T7"> </text:span><text:span text:style-name="Source_20_Text"><text:span text:style-name="T7">// b</text:span></text:span></text:p>
      <text:p text:style-name="P4"><text:span text:style-name="Source_20_Text"><text:span text:style-name="T7">3: required string text;</text:span></text:span></text:p>
      <text:p text:style-name="P4"><text:span text:style-name="Source_20_Text"><text:span text:style-name="T7">4: optional Location loc;               </text:span></text:span><text:span text:style-name="T7"> </text:span><text:span text:style-name="Source_20_Text"><text:span text:style-name="T7">// c</text:span></text:span></text:p>
      <text:p text:style-name="P4"><text:span text:style-name="Source_20_Text"><text:span text:style-name="T7">16: optional string language =</text:span></text:span><text:span text:style-name="T7"> </text:span><text:span text:style-name="Source_20_Text"><text:span text:style-name="T7">"english"</text:span></text:span><text:span text:style-name="T7"> </text:span><text:span text:style-name="Source_20_Text"><text:span text:style-name="T7">// d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Location {                           </text:span></text:span><text:span text:style-name="T7"> </text:span><text:span text:style-name="Source_20_Text"><text:span text:style-name="T7">// e</text:span></text:span></text:p>
      <text:p text:style-name="P4"><text:span text:style-name="Source_20_Text"><text:span text:style-name="T7">1: required</text:span></text:span><text:span text:style-name="T7"> </text:span><text:span text:style-name="Source_20_Text"><text:span text:style-name="T7">double</text:span></text:span><text:span text:style-name="T7"> </text:span><text:span text:style-name="Source_20_Text"><text:span text:style-name="T7">latitude;</text:span></text:span></text:p>
      <text:p text:style-name="P4"><text:span text:style-name="Source_20_Text"><text:span text:style-name="T7">2: required</text:span></text:span><text:span text:style-name="T7"> </text:span><text:span text:style-name="Source_20_Text"><text:span text:style-name="T7">double</text:span></text:span><text:span text:style-name="T7"> </text:span><text:span text:style-name="Source_20_Text"><text:span text:style-name="T7">longitude;</text:span></text:span></text:p>
      <text:p text:style-name="P4"><text:span text:style-name="Source_20_Text"><text:span text:style-name="T7">}</text:span></text:span></text:p>
      <text:p text:style-name="P6">说明：</text:p>
      <text:p text:style-name="P5"><text:span text:style-name="T2">a.  </text:span><text:span text:style-name="T3">每个域有一个唯一的，正整数标识符</text:span></text:p>
      <text:p text:style-name="P5"><text:span text:style-name="T2">b.  </text:span><text:span text:style-name="T3">每个域可以标识为</text:span><text:span text:style-name="T2">required</text:span><text:span text:style-name="T3">或者</text:span><text:span text:style-name="T2">optional</text:span><text:span text:style-name="T3">（也可以不注明）</text:span></text:p>
      <text:p text:style-name="P5"><text:span text:style-name="T2">c.  </text:span><text:span text:style-name="T3">结构体可以包含其他结构体</text:span></text:p>
      <text:p text:style-name="P5"><text:span text:style-name="T2">d.  </text:span><text:span text:style-name="T3">域可以有缺省值</text:span></text:p>
      <text:p text:style-name="P5"><text:span text:style-name="T2">e.  </text:span><text:span text:style-name="T3">一个</text:span><text:span text:style-name="T2">thrift</text:span><text:span text:style-name="T3">中可定义多个结构体，并存在引用关系</text:span></text:p>
      <text:p text:style-name="P5"><text:soft-page-break/><text:span text:style-name="T3">规范的</text:span><text:span text:style-name="T2">struct</text:span><text:span text:style-name="T3">定义中的每个域均会使用</text:span><text:span text:style-name="T2">required</text:span><text:span text:style-name="T3">或者</text:span><text:span text:style-name="T2">optional</text:span><text:span text:style-name="T3">关键字进行标识。如果</text:span><text:span text:style-name="T2">required</text:span><text:span text:style-name="T3">标识的域没有赋值，</text:span><text:span text:style-name="T2">thrift</text:span><text:span text:style-name="T3">将给予提示。如果</text:span><text:span text:style-name="T2">optional</text:span><text:span text:style-name="T3">标识的域没有赋值，该域将不会被序列化传输。如果某个</text:span><text:span text:style-name="T2">optional</text:span><text:span text:style-name="T3">标识域有缺省值而用户没有重新赋值，则该域的值一直为缺省值。</text:span></text:p>
      <text:p text:style-name="P5"><text:span text:style-name="T3">与</text:span><text:span text:style-name="T2">service</text:span><text:span text:style-name="T3">不同，结构体不支持继承，即，一个结构体不能继承另一个结构体。</text:span></text:p>
      <text:p text:style-name="P4"><text:span text:style-name="Strong_20_Emphasis"><text:span text:style-name="T6">2.8   </text:span></text:span><text:span text:style-name="Strong_20_Emphasis"><text:span text:style-name="T9">定义服务</text:span></text:span></text:p>
      <text:p text:style-name="P5"><text:span text:style-name="T3">在流行的序列化</text:span><text:span text:style-name="T2">/</text:span><text:span text:style-name="T3">反序列化框架（如</text:span><text:span text:style-name="T2">protocol buffer</text:span><text:span text:style-name="T3">）中，</text:span><text:span text:style-name="T2">thrift</text:span><text:span text:style-name="T3">是少有的提供多语言间</text:span><text:span text:style-name="T2">RPC</text:span><text:span text:style-name="T3">服务的框架。</text:span></text:p>
      <text:p text:style-name="P5"><text:span text:style-name="T2">Thrift</text:span><text:span text:style-name="T3">编译器会根据选择的目标语言为</text:span><text:span text:style-name="T2">server</text:span><text:span text:style-name="T3">产生服务接口代码，为</text:span><text:span text:style-name="T2">client</text:span><text:span text:style-name="T3">产生桩代码。</text:span></text:p>
      <text:p text:style-name="P4"><text:span text:style-name="Source_20_Text"><text:span text:style-name="T7">//“Twitter”</text:span></text:span><text:span text:style-name="Source_20_Text"><text:span text:style-name="T10">与“</text:span></text:span><text:span text:style-name="Source_20_Text"><text:span text:style-name="T7">{”</text:span></text:span><text:span text:style-name="Source_20_Text"><text:span text:style-name="T10">之间需要有空格！！！</text:span></text:span></text:p>
      <text:p text:style-name="P4"><text:span text:style-name="Source_20_Text"><text:span text:style-name="T7">service Twitter {</text:span></text:span></text:p>
      <text:p text:style-name="P4"><text:span text:style-name="Source_20_Text"><text:span text:style-name="T7">// </text:span></text:span><text:span text:style-name="Source_20_Text"><text:span text:style-name="T10">方法定义方式类似于</text:span></text:span><text:span text:style-name="Source_20_Text"><text:span text:style-name="T7">C</text:span></text:span><text:span text:style-name="Source_20_Text"><text:span text:style-name="T10">语言中的方式，它有一个返回值，一系列参数和可选的异常</text:span></text:span></text:p>
      <text:p text:style-name="P4"><text:span text:style-name="Source_20_Text"><text:span text:style-name="T7">// </text:span></text:span><text:span text:style-name="Source_20_Text"><text:span text:style-name="T10">列表</text:span></text:span><text:span text:style-name="Source_20_Text"><text:span text:style-name="T7">. </text:span></text:span><text:span text:style-name="Source_20_Text"><text:span text:style-name="T10">注意，参数列表和异常列表定义方式与结构体中域定义方式一致</text:span></text:span><text:span text:style-name="Source_20_Text"><text:span text:style-name="T7">.</text:span></text:span></text:p>
      <text:p text:style-name="P4"><text:span text:style-name="Source_20_Text"><text:span text:style-name="T7">void</text:span></text:span><text:span text:style-name="T7"> </text:span><text:span text:style-name="Source_20_Text"><text:span text:style-name="T7">ping(),                                   </text:span></text:span><text:span text:style-name="T7"> </text:span><text:span text:style-name="Source_20_Text"><text:span text:style-name="T7">// a</text:span></text:span></text:p>
      <text:p text:style-name="P4"><text:span text:style-name="Source_20_Text"><text:span text:style-name="T7">bool</text:span></text:span><text:span text:style-name="T7"> </text:span><text:span text:style-name="Source_20_Text"><text:span text:style-name="T7">postTweet(1:Tweet tweet);                 </text:span></text:span><text:span text:style-name="T7"> </text:span><text:span text:style-name="Source_20_Text"><text:span text:style-name="T7">// b</text:span></text:span></text:p>
      <text:p text:style-name="P4"><text:span text:style-name="Source_20_Text"><text:span text:style-name="T7">TweetSearchResult searchTweets(1:string query);</text:span></text:span><text:span text:style-name="T7"> </text:span><text:span text:style-name="Source_20_Text"><text:span text:style-name="T7">// c</text:span></text:span></text:p>
      <text:p text:style-name="P4"><text:span text:style-name="Source_20_Text"><text:span text:style-name="T7">// ”oneway”</text:span></text:span><text:span text:style-name="Source_20_Text"><text:span text:style-name="T10">标识符表示</text:span></text:span><text:span text:style-name="Source_20_Text"><text:span text:style-name="T7">client</text:span></text:span><text:span text:style-name="Source_20_Text"><text:span text:style-name="T10">发出请求后不必等待回复（非阻塞）直接进行下面的操作，</text:span></text:span></text:p>
      <text:p text:style-name="P4"><text:span text:style-name="Source_20_Text"><text:span text:style-name="T7">// ”oneway”</text:span></text:span><text:span text:style-name="Source_20_Text"><text:span text:style-name="T10">方法的返回值必须是</text:span></text:span><text:span text:style-name="Source_20_Text"><text:span text:style-name="T7">void</text:span></text:span></text:p>
      <text:p text:style-name="P4"><text:span text:style-name="Source_20_Text"><text:span text:style-name="T7">oneway</text:span></text:span><text:span text:style-name="T7"> </text:span><text:span text:style-name="Source_20_Text"><text:span text:style-name="T7">void</text:span></text:span><text:span text:style-name="T7"> </text:span><text:span text:style-name="Source_20_Text"><text:span text:style-name="T7">zip()                              </text:span></text:span><text:span text:style-name="T7"> </text:span><text:span text:style-name="Source_20_Text"><text:span text:style-name="T7">// d</text:span></text:span></text:p>
      <text:p text:style-name="P4"><text:span text:style-name="Source_20_Text"><text:span text:style-name="T7">}</text:span></text:span></text:p>
      <text:p text:style-name="P6">说明：</text:p>
      <text:p text:style-name="P5"><text:span text:style-name="T2">a</text:span><text:span text:style-name="T3">． 函数定义可以使用逗号或者分号标识结束</text:span></text:p>
      <text:p text:style-name="P5"><text:span text:style-name="T2">b</text:span><text:span text:style-name="T3">． 参数可以是基本类型或者结构体，参数是只读的（</text:span><text:span text:style-name="T2">const</text:span><text:span text:style-name="T3">），不可以作为返回值！！！</text:span></text:p>
      <text:p text:style-name="P5"><text:span text:style-name="T2">c</text:span><text:span text:style-name="T3">． 返回值可以是基本类型或者结构体</text:span></text:p>
      <text:p text:style-name="P5"><text:span text:style-name="T2">d</text:span><text:span text:style-name="T3">． 返回值可以是</text:span><text:span text:style-name="T2">void</text:span></text:p>
      <text:p text:style-name="P5"><text:span text:style-name="T3">注意，函数中参数列表的定义方式与</text:span><text:span text:style-name="T2">struct</text:span><text:span text:style-name="T3">完全一样</text:span></text:p>
      <text:p text:style-name="P5"><text:span text:style-name="T2">Service</text:span><text:span text:style-name="T3">支持继承，一个</text:span><text:span text:style-name="T2">service</text:span><text:span text:style-name="T3">可使用</text:span><text:span text:style-name="T2">extends</text:span><text:span text:style-name="T3">关键字继承另一个</text:span><text:span text:style-name="T2">service</text:span></text:p>
      <text:p text:style-name="P4"><text:span text:style-name="Strong_20_Emphasis"><text:span text:style-name="T6">3.  </text:span></text:span><text:span text:style-name="Strong_20_Emphasis"><text:span text:style-name="T9">产生代码</text:span></text:span></text:p>
      <text:p text:style-name="P5"><text:span text:style-name="T3">本节介绍</text:span><text:span text:style-name="T2">thrift</text:span><text:span text:style-name="T3">产生各种目标语言代码的方式。本节从几个基本概念开始，逐步引导开发者了解产生的代码是怎么样组织的，进而帮助开发者更快地明白</text:span><text:span text:style-name="T2">thrift</text:span><text:span text:style-name="T3">的使用方法。</text:span></text:p>
      <text:p text:style-name="P4"><text:span text:style-name="Strong_20_Emphasis"><text:span text:style-name="T9">概念</text:span></text:span></text:p>
      <text:p text:style-name="P5"><text:span text:style-name="T2">Thrift</text:span><text:span text:style-name="T3">的网络栈如下所示：</text:span></text:p>
      <text:p text:style-name="P9"><text:soft-page-break/><draw:a xlink:type="simple" xlink:href="http://static5.photo.sina.com.cn/middle/00267g2Ezy6EwLIwAmwe4&amp;amp;690"><draw:frame draw:style-name="fr1" draw:name="图像3" text:anchor-type="as-char" svg:width="12.144cm" svg:height="6.509cm" draw:z-index="2"><draw:image xlink:href="http://s7.sinaimg.cn/middle/00267g2Ezy6EwLIxpga26&amp;amp;690" xlink:type="simple" xlink:show="embed" xlink:actuate="onLoad"/><svg:title>image</svg:title></draw:frame></draw:a></text:p>
      <text:p text:style-name="P4"><text:span text:style-name="Strong_20_Emphasis"><text:span text:style-name="T6">3.1   Transport</text:span></text:span></text:p>
      <text:p text:style-name="P5"><text:span text:style-name="T2">Transport</text:span><text:span text:style-name="T3">层提供了一个简单的网络读写抽象层。这使得</text:span><text:span text:style-name="T2">thrift</text:span><text:span text:style-name="T3">底层的</text:span><text:span text:style-name="T2">transport</text:span><text:span text:style-name="T3">从系统其它部分（如：序列化</text:span><text:span text:style-name="T2">/</text:span><text:span text:style-name="T3">反序列化）解耦。以下是一些</text:span><text:span text:style-name="T2">Transport</text:span><text:span text:style-name="T3">接口提供的方法：</text:span></text:p>
      <text:p text:style-name="P4"><text:span text:style-name="Source_20_Text"><text:span text:style-name="T7">open</text:span></text:span></text:p>
      <text:p text:style-name="P4"><text:span text:style-name="Source_20_Text"><text:span text:style-name="T7">close</text:span></text:span></text:p>
      <text:p text:style-name="P4"><text:span text:style-name="Source_20_Text"><text:span text:style-name="T7">read</text:span></text:span></text:p>
      <text:p text:style-name="P4"><text:span text:style-name="Source_20_Text"><text:span text:style-name="T7">write</text:span></text:span></text:p>
      <text:p text:style-name="P4"><text:span text:style-name="Source_20_Text"><text:span text:style-name="T7">flush</text:span></text:span></text:p>
      <text:p text:style-name="P5"><text:span text:style-name="T3">除了以上几个接口，</text:span><text:span text:style-name="T2">Thrift</text:span><text:span text:style-name="T3">使用</text:span><text:span text:style-name="T2">ServerTransport</text:span><text:span text:style-name="T3">接口接受或者创建原始</text:span><text:span text:style-name="T2">transport</text:span><text:span text:style-name="T3">对象。正如名字暗示的那样，</text:span><text:span text:style-name="T2">ServerTransport</text:span><text:span text:style-name="T3">用在</text:span><text:span text:style-name="T2">server</text:span><text:span text:style-name="T3">端，为到来的连接创建</text:span><text:span text:style-name="T2">Transport</text:span><text:span text:style-name="T3">对象。</text:span></text:p>
      <text:p text:style-name="P4"><text:span text:style-name="Source_20_Text"><text:span text:style-name="T7">open</text:span></text:span></text:p>
      <text:p text:style-name="P4"><text:span text:style-name="Source_20_Text"><text:span text:style-name="T7">listen</text:span></text:span></text:p>
      <text:p text:style-name="P4"><text:span text:style-name="Source_20_Text"><text:span text:style-name="T7">accept</text:span></text:span></text:p>
      <text:p text:style-name="P4"><text:span text:style-name="Source_20_Text"><text:span text:style-name="T7">close</text:span></text:span></text:p>
      <text:p text:style-name="P4"><text:span text:style-name="Strong_20_Emphasis"><text:span text:style-name="T6">3.2   Protocol</text:span></text:span></text:p>
      <text:p text:style-name="P5"><text:span text:style-name="T2">Protocol</text:span><text:span text:style-name="T3">抽象层定义了一种将内存中数据结构映射成可传输格式的机制。换句话说，</text:span><text:span text:style-name="T2">Protocol</text:span><text:span text:style-name="T3">定义了</text:span><text:span text:style-name="T2">datatype</text:span><text:span text:style-name="T3">怎样使用底层的</text:span><text:span text:style-name="T2">Transport</text:span><text:span text:style-name="T3">对自己进行编解码。因此，</text:span><text:span text:style-name="T2">Protocol</text:span><text:span text:style-name="T3">的实现要给出编码机制并负责对数据进行序列化。</text:span></text:p>
      <text:p text:style-name="P5"><text:span text:style-name="T2">Protocol</text:span><text:span text:style-name="T3">接口的定义如下：</text:span></text:p>
      <text:p text:style-name="P4"><text:span text:style-name="Source_20_Text"><text:span text:style-name="T7">writeMessageBegin(name, type, seq)</text:span></text:span></text:p>
      <text:p text:style-name="P4"><text:span text:style-name="Source_20_Text"><text:span text:style-name="T7">writeMessageEnd()</text:span></text:span></text:p>
      <text:p text:style-name="P4"><text:span text:style-name="Source_20_Text"><text:span text:style-name="T7">writeStructBegin(name)</text:span></text:span></text:p>
      <text:p text:style-name="P4"><text:span text:style-name="Source_20_Text"><text:span text:style-name="T7">writeStructEnd()</text:span></text:span></text:p>
      <text:p text:style-name="P4"><text:span text:style-name="Source_20_Text"><text:span text:style-name="T7">writeFieldBegin(name, type, id)</text:span></text:span></text:p>
      <text:p text:style-name="P4"><text:span text:style-name="Source_20_Text"><text:span text:style-name="T7">writeFieldEnd()</text:span></text:span></text:p>
      <text:p text:style-name="P4"><text:span text:style-name="Source_20_Text"><text:span text:style-name="T7">writeFieldStop()</text:span></text:span></text:p>
      <text:p text:style-name="P4"><text:span text:style-name="Source_20_Text"><text:span text:style-name="T7">writeMapBegin(ktype, vtype, size)</text:span></text:span></text:p>
      <text:p text:style-name="P4"><text:span text:style-name="Source_20_Text"><text:span text:style-name="T7">writeMapEnd()</text:span></text:span></text:p>
      <text:p text:style-name="P4"><text:soft-page-break/><text:span text:style-name="Source_20_Text"><text:span text:style-name="T7">writeListBegin(etype, size)</text:span></text:span></text:p>
      <text:p text:style-name="P4"><text:span text:style-name="Source_20_Text"><text:span text:style-name="T7">writeListEnd()</text:span></text:span></text:p>
      <text:p text:style-name="P4"><text:span text:style-name="Source_20_Text"><text:span text:style-name="T7">writeSetBegin(etype, size)</text:span></text:span></text:p>
      <text:p text:style-name="P4"><text:span text:style-name="Source_20_Text"><text:span text:style-name="T7">writeSetEnd()</text:span></text:span></text:p>
      <text:p text:style-name="P4"><text:span text:style-name="Source_20_Text"><text:span text:style-name="T7">writeBool(bool)</text:span></text:span></text:p>
      <text:p text:style-name="P4"><text:span text:style-name="Source_20_Text"><text:span text:style-name="T7">writeByte(byte)</text:span></text:span></text:p>
      <text:p text:style-name="P4"><text:span text:style-name="Source_20_Text"><text:span text:style-name="T7">writeI16(i16)</text:span></text:span></text:p>
      <text:p text:style-name="P4"><text:span text:style-name="Source_20_Text"><text:span text:style-name="T7">writeI32(i32)</text:span></text:span></text:p>
      <text:p text:style-name="P4"><text:span text:style-name="Source_20_Text"><text:span text:style-name="T7">writeI64(i64)</text:span></text:span></text:p>
      <text:p text:style-name="P4"><text:span text:style-name="Source_20_Text"><text:span text:style-name="T7">writeDouble(double)</text:span></text:span></text:p>
      <text:p text:style-name="P4"><text:span text:style-name="Source_20_Text"><text:span text:style-name="T7">writeString(string)</text:span></text:span></text:p>
      <text:p text:style-name="P4"><text:span text:style-name="Source_20_Text"><text:span text:style-name="T7">name, type, seq = readMessageBegin()</text:span></text:span></text:p>
      <text:p text:style-name="P4"><text:span text:style-name="Source_20_Text"><text:span text:style-name="T7">readMessageEnd()</text:span></text:span></text:p>
      <text:p text:style-name="P4"><text:span text:style-name="Source_20_Text"><text:span text:style-name="T7">name = readStructBegin()</text:span></text:span></text:p>
      <text:p text:style-name="P4"><text:span text:style-name="Source_20_Text"><text:span text:style-name="T7">readStructEnd()</text:span></text:span></text:p>
      <text:p text:style-name="P4"><text:span text:style-name="Source_20_Text"><text:span text:style-name="T7">name, type, id = readFieldBegin()</text:span></text:span></text:p>
      <text:p text:style-name="P4"><text:span text:style-name="Source_20_Text"><text:span text:style-name="T7">readFieldEnd()</text:span></text:span></text:p>
      <text:p text:style-name="P4"><text:span text:style-name="Source_20_Text"><text:span text:style-name="T7">k, v, size = readMapBegin()</text:span></text:span></text:p>
      <text:p text:style-name="P4"><text:span text:style-name="Source_20_Text"><text:span text:style-name="T7">readMapEnd()</text:span></text:span></text:p>
      <text:p text:style-name="P4"><text:span text:style-name="Source_20_Text"><text:span text:style-name="T7">etype, size = readListBegin()</text:span></text:span></text:p>
      <text:p text:style-name="P4"><text:span text:style-name="Source_20_Text"><text:span text:style-name="T7">readListEnd()</text:span></text:span></text:p>
      <text:p text:style-name="P4"><text:span text:style-name="Source_20_Text"><text:span text:style-name="T7">etype, size = readSetBegin()</text:span></text:span></text:p>
      <text:p text:style-name="P4"><text:span text:style-name="Source_20_Text"><text:span text:style-name="T7">readSetEnd()</text:span></text:span></text:p>
      <text:p text:style-name="P4"><text:span text:style-name="Source_20_Text"><text:span text:style-name="T7">bool</text:span></text:span><text:span text:style-name="T7"> </text:span><text:span text:style-name="Source_20_Text"><text:span text:style-name="T7">= readBool()</text:span></text:span></text:p>
      <text:p text:style-name="P4"><text:span text:style-name="Source_20_Text"><text:span text:style-name="T7">byte = readByte()</text:span></text:span></text:p>
      <text:p text:style-name="P4"><text:span text:style-name="Source_20_Text"><text:span text:style-name="T7">i16 = readI16()</text:span></text:span></text:p>
      <text:p text:style-name="P4"><text:span text:style-name="Source_20_Text"><text:span text:style-name="T7">i32 = readI32()</text:span></text:span></text:p>
      <text:p text:style-name="P4"><text:span text:style-name="Source_20_Text"><text:span text:style-name="T7">i64 = readI64()</text:span></text:span></text:p>
      <text:p text:style-name="P4"><text:span text:style-name="Source_20_Text"><text:span text:style-name="T7">double</text:span></text:span><text:span text:style-name="T7"> </text:span><text:span text:style-name="Source_20_Text"><text:span text:style-name="T7">= readDouble()</text:span></text:span></text:p>
      <text:p text:style-name="P4"><text:span text:style-name="Source_20_Text"><text:span text:style-name="T7">string = readString()</text:span></text:span></text:p>
      <text:p text:style-name="P5"><text:span text:style-name="T3">下面是一些对大部分</text:span><text:span text:style-name="T2">thrift</text:span><text:span text:style-name="T3">支持的语言均可用的</text:span><text:span text:style-name="T2">protocol</text:span><text:span text:style-name="T3">：</text:span></text:p>
      <text:p text:style-name="P5"><text:span text:style-name="T2">(1)     binary</text:span><text:span text:style-name="T3">：简单的二进制编码</text:span></text:p>
      <text:p text:style-name="P5"><text:span text:style-name="T2">(2)     Compact</text:span><text:span text:style-name="T3">：具体见</text:span><text:span text:style-name="T2">THRIFT-11</text:span></text:p>
      <text:p text:style-name="P7">(3)     Json</text:p>
      <text:p text:style-name="P4"><text:span text:style-name="Strong_20_Emphasis"><text:span text:style-name="T6">3.3   Processor</text:span></text:span></text:p>
      <text:p text:style-name="P5"><text:span text:style-name="T2">Processor</text:span><text:span text:style-name="T3">封装了从输入数据流中读数据和向数据数据流中写数据的操作。读写数据流用</text:span><text:span text:style-name="T2">Protocol</text:span><text:span text:style-name="T3">对象表示。</text:span><text:span text:style-name="T2">Processor</text:span><text:span text:style-name="T3">的结构体非常简单</text:span><text:span text:style-name="T2">:</text:span></text:p>
      <text:p text:style-name="P4"><text:soft-page-break/><text:span text:style-name="Source_20_Text"><text:span text:style-name="T7">interface TProcessor {</text:span></text:span></text:p>
      <text:p text:style-name="P4"><text:span text:style-name="Source_20_Text"><text:span text:style-name="T7">bool</text:span></text:span><text:span text:style-name="T7"> </text:span><text:span text:style-name="Source_20_Text"><text:span text:style-name="T7">process(TProtocol in, TProtocol out) throws TException</text:span></text:span></text:p>
      <text:p text:style-name="P4"><text:span text:style-name="Source_20_Text"><text:span text:style-name="T7">}</text:span></text:span></text:p>
      <text:p text:style-name="P5"><text:span text:style-name="T3">与服务相关的</text:span><text:span text:style-name="T2">processor</text:span><text:span text:style-name="T3">实现由编译器产生。</text:span><text:span text:style-name="T2">Processor</text:span><text:span text:style-name="T3">主要工作流程如下：从连接中读取数据（使用输入</text:span><text:span text:style-name="T2">protocol</text:span><text:span text:style-name="T3">），将处理授权给</text:span><text:span text:style-name="T2">handler</text:span><text:span text:style-name="T3">（由用户实现），最后将结果写到连接上（使用输出</text:span><text:span text:style-name="T2">protocol</text:span><text:span text:style-name="T3">）。</text:span></text:p>
      <text:p text:style-name="P4"><text:span text:style-name="Strong_20_Emphasis"><text:span text:style-name="T6">3.4   Server</text:span></text:span></text:p>
      <text:p text:style-name="P5"><text:span text:style-name="T2">Server</text:span><text:span text:style-name="T3">将以上所有特性集成在一起：</text:span></text:p>
      <text:p text:style-name="P5"><text:span text:style-name="T3">（</text:span><text:span text:style-name="T2">1</text:span><text:span text:style-name="T3">）  创建一个</text:span><text:span text:style-name="T2">transport</text:span><text:span text:style-name="T3">对象</text:span></text:p>
      <text:p text:style-name="P5"><text:span text:style-name="T3">（</text:span><text:span text:style-name="T2">2</text:span><text:span text:style-name="T3">）  为</text:span><text:span text:style-name="T2">transport</text:span><text:span text:style-name="T3">对象创建输入输出</text:span><text:span text:style-name="T2">protocol</text:span></text:p>
      <text:p text:style-name="P5"><text:span text:style-name="T3">（</text:span><text:span text:style-name="T2">3</text:span><text:span text:style-name="T3">）  基于输入输出</text:span><text:span text:style-name="T2">protocol</text:span><text:span text:style-name="T3">创建</text:span><text:span text:style-name="T2">processor</text:span></text:p>
      <text:p text:style-name="P5"><text:span text:style-name="T3">（</text:span><text:span text:style-name="T2">4</text:span><text:span text:style-name="T3">）  等待连接请求并将之交给</text:span><text:span text:style-name="T2">processor</text:span><text:span text:style-name="T3">处理</text:span></text:p>
      <text:p text:style-name="P4"><text:span text:style-name="Strong_20_Emphasis"><text:span text:style-name="T6">3.5   </text:span></text:span><text:span text:style-name="Strong_20_Emphasis"><text:span text:style-name="T9">应用举例</text:span></text:span></text:p>
      <text:p text:style-name="P5"><text:span text:style-name="T3">下面，我们讨论</text:span><text:span text:style-name="T2">thrift</text:span><text:span text:style-name="T3">文件产生的特定语言代码。下面给出</text:span><text:span text:style-name="T2">thrift</text:span><text:span text:style-name="T3">文件描述：</text:span></text:p>
      <text:p text:style-name="P4"><text:span text:style-name="Source_20_Text"><text:span text:style-name="T7">namespace</text:span></text:span><text:span text:style-name="T7"> </text:span><text:span text:style-name="Source_20_Text"><text:span text:style-name="T7">cpp thrift.example</text:span></text:span></text:p>
      <text:p text:style-name="P4"><text:span text:style-name="Source_20_Text"><text:span text:style-name="T7">namespace</text:span></text:span><text:span text:style-name="T7"> </text:span><text:span text:style-name="Source_20_Text"><text:span text:style-name="T7">java thrift.example</text:span></text:span></text:p>
      <text:p text:style-name="P4"><text:span text:style-name="Source_20_Text"><text:span text:style-name="T7">enum</text:span></text:span><text:span text:style-name="T7"> </text:span><text:span text:style-name="Source_20_Text"><text:span text:style-name="T7">TweetType {</text:span></text:span></text:p>
      <text:p text:style-name="P4"><text:span text:style-name="Source_20_Text"><text:span text:style-name="T7">TWEET,</text:span></text:span></text:p>
      <text:p text:style-name="P4"><text:span text:style-name="Source_20_Text"><text:span text:style-name="T7">RETWEET = 2,</text:span></text:span></text:p>
      <text:p text:style-name="P4"><text:span text:style-name="Source_20_Text"><text:span text:style-name="T7">DM = 0xa,</text:span></text:span></text:p>
      <text:p text:style-name="P4"><text:span text:style-name="Source_20_Text"><text:span text:style-name="T7">REPLY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Location {</text:span></text:span></text:p>
      <text:p text:style-name="P4"><text:span text:style-name="Source_20_Text"><text:span text:style-name="T7">1: required</text:span></text:span><text:span text:style-name="T7"> </text:span><text:span text:style-name="Source_20_Text"><text:span text:style-name="T7">double</text:span></text:span><text:span text:style-name="T7"> </text:span><text:span text:style-name="Source_20_Text"><text:span text:style-name="T7">latitude;</text:span></text:span></text:p>
      <text:p text:style-name="P4"><text:span text:style-name="Source_20_Text"><text:span text:style-name="T7">2: required</text:span></text:span><text:span text:style-name="T7"> </text:span><text:span text:style-name="Source_20_Text"><text:span text:style-name="T7">double</text:span></text:span><text:span text:style-name="T7"> </text:span><text:span text:style-name="Source_20_Text"><text:span text:style-name="T7">longitude;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Tweet {</text:span></text:span></text:p>
      <text:p text:style-name="P4"><text:span text:style-name="Source_20_Text"><text:span text:style-name="T7">1: required i32 userId;</text:span></text:span></text:p>
      <text:p text:style-name="P4"><text:span text:style-name="Source_20_Text"><text:span text:style-name="T7">2: required string userName;</text:span></text:span></text:p>
      <text:p text:style-name="P4"><text:span text:style-name="Source_20_Text"><text:span text:style-name="T7">3: required string text;</text:span></text:span></text:p>
      <text:p text:style-name="P4"><text:span text:style-name="Source_20_Text"><text:span text:style-name="T7">4: optional Location loc;</text:span></text:span></text:p>
      <text:p text:style-name="P4"><text:span text:style-name="Source_20_Text"><text:span text:style-name="T7">5: optional TweetType tweetType = TweetType.TWEET;</text:span></text:span></text:p>
      <text:p text:style-name="P4"><text:span text:style-name="Source_20_Text"><text:span text:style-name="T7">16: optional string language =</text:span></text:span><text:span text:style-name="T7"> </text:span><text:span text:style-name="Source_20_Text"><text:span text:style-name="T7">"english";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typedef</text:span></text:span><text:span text:style-name="T7"> </text:span><text:span text:style-name="Source_20_Text"><text:span text:style-name="T7">list&lt;Tweet&gt; TweetList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TweetSearchResult {</text:span></text:span></text:p>
      <text:p text:style-name="P4"><text:span text:style-name="Source_20_Text"><text:span text:style-name="T7">1: TweetList tweets;</text:span></text:span></text:p>
      <text:p text:style-name="P4"><text:soft-page-break/><text:span text:style-name="Source_20_Text"><text:span text:style-name="T7">}</text:span></text:span></text:p>
      <text:p text:style-name="P4"><text:span text:style-name="Source_20_Text"><text:span text:style-name="T7">const</text:span></text:span><text:span text:style-name="T7"> </text:span><text:span text:style-name="Source_20_Text"><text:span text:style-name="T7">i32 MAX_RESULTS = 100;</text:span></text:span></text:p>
      <text:p text:style-name="P4"><text:span text:style-name="Source_20_Text"><text:span text:style-name="T7">service Twitter {</text:span></text:span></text:p>
      <text:p text:style-name="P4"><text:span text:style-name="Source_20_Text"><text:span text:style-name="T7">void</text:span></text:span><text:span text:style-name="T7"> </text:span><text:span text:style-name="Source_20_Text"><text:span text:style-name="T7">ping(),</text:span></text:span></text:p>
      <text:p text:style-name="P4"><text:span text:style-name="Source_20_Text"><text:span text:style-name="T7">bool</text:span></text:span><text:span text:style-name="T7"> </text:span><text:span text:style-name="Source_20_Text"><text:span text:style-name="T7">postTweet(1:Tweet tweet);</text:span></text:span></text:p>
      <text:p text:style-name="P4"><text:span text:style-name="Source_20_Text"><text:span text:style-name="T7">TweetSearchResult searchTweets(1:string query);</text:span></text:span></text:p>
      <text:p text:style-name="P4"><text:span text:style-name="Source_20_Text"><text:span text:style-name="T7">oneway</text:span></text:span><text:span text:style-name="T7"> </text:span><text:span text:style-name="Source_20_Text"><text:span text:style-name="T7">void</text:span></text:span><text:span text:style-name="T7"> </text:span><text:span text:style-name="Source_20_Text"><text:span text:style-name="T7">zip()</text:span></text:span></text:p>
      <text:p text:style-name="P4"><text:span text:style-name="Source_20_Text"><text:span text:style-name="T7">}</text:span></text:span></text:p>
      <text:p text:style-name="P4"><text:span text:style-name="Strong_20_Emphasis"><text:span text:style-name="T6">(1) Java</text:span></text:span><text:span text:style-name="Strong_20_Emphasis"><text:span text:style-name="T9">语言</text:span></text:span></text:p>
      <text:p text:style-name="P4"><text:span text:style-name="Strong_20_Emphasis"><text:span text:style-name="T6">(a)  </text:span></text:span><text:span text:style-name="Strong_20_Emphasis"><text:span text:style-name="T9">产生的文件</text:span></text:span></text:p>
      <text:p text:style-name="P5"><text:span text:style-name="T3">一个单独的文件（</text:span><text:span text:style-name="T2">Constants.java</text:span><text:span text:style-name="T3">）包含所有的常量定义。</text:span></text:p>
      <text:p text:style-name="P6">每个结构体，枚举或者服务各占一个文件</text:p>
      <text:p text:style-name="P7">$ tree gen-java</text:p>
      <text:p text:style-name="P7">`– thrift</text:p>
      <text:p text:style-name="P7">`– example</text:p>
      <text:p text:style-name="P7">|– Constants.java</text:p>
      <text:p text:style-name="P7">|– Location.java</text:p>
      <text:p text:style-name="P7">|– Tweet.java</text:p>
      <text:p text:style-name="P7">|– TweetSearchResult.java</text:p>
      <text:p text:style-name="P7">|– TweetType.java</text:p>
      <text:p text:style-name="P7">`– Twitter.java</text:p>
      <text:p text:style-name="P4"><text:span text:style-name="Strong_20_Emphasis"><text:span text:style-name="T6">(b)  </text:span></text:span><text:span text:style-name="Strong_20_Emphasis"><text:span text:style-name="T9">类型</text:span></text:span></text:p>
      <text:p text:style-name="P5"><text:span text:style-name="T2">thrift</text:span><text:span text:style-name="T3">将各种基本类型和容器类型映射成</text:span><text:span text:style-name="T2">java</text:span><text:span text:style-name="T3">类型：</text:span></text:p>
      <text:p text:style-name="P4"><text:span text:style-name="Source_20_Text"><text:span text:style-name="T7">bool: boolean</text:span></text:span></text:p>
      <text:p text:style-name="P4"><text:span text:style-name="Source_20_Text"><text:span text:style-name="T7">byte: byte</text:span></text:span></text:p>
      <text:p text:style-name="P4"><text:span text:style-name="Source_20_Text"><text:span text:style-name="T7">i16:</text:span></text:span><text:span text:style-name="T7"> </text:span><text:span text:style-name="Source_20_Text"><text:span text:style-name="T7">short</text:span></text:span></text:p>
      <text:p text:style-name="P4"><text:span text:style-name="Source_20_Text"><text:span text:style-name="T7">i32:</text:span></text:span><text:span text:style-name="T7"> </text:span><text:span text:style-name="Source_20_Text"><text:span text:style-name="T7">int</text:span></text:span></text:p>
      <text:p text:style-name="P4"><text:span text:style-name="Source_20_Text"><text:span text:style-name="T7">i64:</text:span></text:span><text:span text:style-name="T7"> </text:span><text:span text:style-name="Source_20_Text"><text:span text:style-name="T7">long</text:span></text:span></text:p>
      <text:p text:style-name="P4"><text:span text:style-name="Source_20_Text"><text:span text:style-name="T7">double:</text:span></text:span><text:span text:style-name="T7"> </text:span><text:span text:style-name="Source_20_Text"><text:span text:style-name="T7">double</text:span></text:span></text:p>
      <text:p text:style-name="P4"><text:span text:style-name="Source_20_Text"><text:span text:style-name="T7">string: String</text:span></text:span></text:p>
      <text:p text:style-name="P4"><text:span text:style-name="Source_20_Text"><text:span text:style-name="T7">list&lt;t1&gt;: List&lt;t1&gt;</text:span></text:span></text:p>
      <text:p text:style-name="P4"><text:span text:style-name="Source_20_Text"><text:span text:style-name="T7">set&lt;t1&gt;: Set&lt;t1&gt;</text:span></text:span></text:p>
      <text:p text:style-name="P4"><text:span text:style-name="Source_20_Text"><text:span text:style-name="T7">map&lt;t1,t2&gt;: Map&lt;t1, t2&gt;</text:span></text:span></text:p>
      <text:p text:style-name="P4"><text:span text:style-name="Strong_20_Emphasis"><text:span text:style-name="T6">(c)  typedef</text:span></text:span></text:p>
      <text:p text:style-name="P5"><text:span text:style-name="T2">Java</text:span><text:span text:style-name="T3">不支持</text:span><text:span text:style-name="T2">typedef</text:span><text:span text:style-name="T3">，它只使用原始类型，如，在上面的例子中，产生的代码中，</text:span><text:span text:style-name="T2">TweetSearchResult</text:span><text:span text:style-name="T3">会被还原成</text:span><text:span text:style-name="T2">list&lt;Tweet&gt; tweets</text:span></text:p>
      <text:p text:style-name="P4"><text:span text:style-name="Strong_20_Emphasis"><text:span text:style-name="T6">(d)  Enum</text:span></text:span></text:p>
      <text:p text:style-name="P5"><text:soft-page-break/><text:span text:style-name="T2">Thrift</text:span><text:span text:style-name="T3">直接将枚举类型映射成</text:span><text:span text:style-name="T2">java</text:span><text:span text:style-name="T3">的枚举类型。用户可以使用</text:span><text:span text:style-name="T2">geValue</text:span><text:span text:style-name="T3">方法获取枚举常量的值。此外，编译器会产生一个</text:span><text:span text:style-name="T2">findByValue</text:span><text:span text:style-name="T3">方法获取枚举对应的数值。</text:span></text:p>
      <text:p text:style-name="P4"><text:span text:style-name="Strong_20_Emphasis"><text:span text:style-name="T6">(e)  </text:span></text:span><text:span text:style-name="Strong_20_Emphasis"><text:span text:style-name="T9">常量</text:span></text:span></text:p>
      <text:p text:style-name="P5"><text:span text:style-name="T2">Thrift</text:span><text:span text:style-name="T3">把所有的常量放在一个叫</text:span><text:span text:style-name="T2">Constants</text:span><text:span text:style-name="T3">的</text:span><text:span text:style-name="T2">public</text:span><text:span text:style-name="T3">类中，每个常量修饰符是</text:span><text:span text:style-name="T2">public static final</text:span><text:span text:style-name="T3">。</text:span></text:p>
      <text:p text:style-name="P4"><text:span text:style-name="Strong_20_Emphasis"><text:span text:style-name="T6">(2)  C++</text:span></text:span><text:span text:style-name="Strong_20_Emphasis"><text:span text:style-name="T9">语言</text:span></text:span></text:p>
      <text:p text:style-name="P4"><text:span text:style-name="Strong_20_Emphasis"><text:span text:style-name="T6">(a)  </text:span></text:span><text:span text:style-name="Strong_20_Emphasis"><text:span text:style-name="T9">产生的文件</text:span></text:span></text:p>
      <text:p text:style-name="P5"><text:span text:style-name="T3">所有变量均存放在一个</text:span><text:span text:style-name="T2">.cpp/.h</text:span><text:span text:style-name="T3">文件对中</text:span></text:p>
      <text:p text:style-name="P5"><text:span text:style-name="T3">所有的类型定义（枚举或者结构体）存放到另一个</text:span><text:span text:style-name="T2">.cpp/.h</text:span><text:span text:style-name="T3">文件对中</text:span></text:p>
      <text:p text:style-name="P5"><text:span text:style-name="T3">每一个</text:span><text:span text:style-name="T2">service</text:span><text:span text:style-name="T3">有自己的</text:span><text:span text:style-name="T2">.cpp/.h</text:span><text:span text:style-name="T3">文件</text:span></text:p>
      <text:p text:style-name="P7">$ tree gen-cpp</text:p>
      <text:p text:style-name="P7">|– example_constants.cpp</text:p>
      <text:p text:style-name="P7">|– example_constants.h</text:p>
      <text:p text:style-name="P7">|– example_types.cpp</text:p>
      <text:p text:style-name="P7">|– example_types.h</text:p>
      <text:p text:style-name="P7">|– Twitter.cpp</text:p>
      <text:p text:style-name="P7">|– Twitter.h</text:p>
      <text:p text:style-name="P7">`– Twitter_server.skeleton.cpp</text:p>
      <text:p text:style-name="P6">其他语言</text:p>
      <text:p text:style-name="P5"><text:span text:style-name="T2">Python</text:span><text:span text:style-name="T3">，</text:span><text:span text:style-name="T2">Ruby</text:span><text:span text:style-name="T3">，</text:span><text:span text:style-name="T2">javascript</text:span><text:span text:style-name="T3">等</text:span></text:p>
      <text:p text:style-name="P4"><text:span text:style-name="Strong_20_Emphasis"><text:span text:style-name="T6">4.  </text:span></text:span><text:span text:style-name="Strong_20_Emphasis"><text:span text:style-name="T9">实践经验</text:span></text:span></text:p>
      <text:p text:style-name="P5"><text:span text:style-name="T2">thrift</text:span><text:span text:style-name="T3">文件内容可能会随着时间变化的。如果已经存在的消息类型不再符合设计要求，比如，新的设计要在</text:span><text:span text:style-name="T2">message</text:span><text:span text:style-name="T3">格式中添加一个额外字段，但你仍想使用以前的</text:span><text:span text:style-name="T2">thrift</text:span><text:span text:style-name="T3">文件产生的处理代码。如果想要达到这个目的，只需：</text:span></text:p>
      <text:p text:style-name="P5"><text:span text:style-name="T3">（</text:span><text:span text:style-name="T2">1</text:span><text:span text:style-name="T3">）  不要修改已存在域的整数编号</text:span></text:p>
      <text:p text:style-name="P5"><text:span text:style-name="T3">（</text:span><text:span text:style-name="T2">2</text:span><text:span text:style-name="T3">）  新添加的域必须是</text:span><text:span text:style-name="T2">optional</text:span><text:span text:style-name="T3">的，以便格式兼容。对于一些语言，如果要为</text:span><text:span text:style-name="T2">optional</text:span><text:span text:style-name="T3">的字段赋值，需要特殊处理，比如对于</text:span><text:span text:style-name="T2">C++</text:span><text:span text:style-name="T3">语言，要为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Example{</text:span></text:span></text:p>
      <text:p text:style-name="P4"><text:span text:style-name="Source_20_Text"><text:span text:style-name="T7">1 : i32 id,</text:span></text:span></text:p>
      <text:p text:style-name="P4"><text:span text:style-name="Source_20_Text"><text:span text:style-name="T7">2 : string name,</text:span></text:span></text:p>
      <text:p text:style-name="P4"><text:span text:style-name="Source_20_Text"><text:span text:style-name="T7">3 : optional age,</text:span></text:span></text:p>
      <text:p text:style-name="P4"><text:span text:style-name="Source_20_Text"><text:span text:style-name="T7">}</text:span></text:span></text:p>
      <text:p text:style-name="P5"><text:span text:style-name="T3">中的</text:span><text:span text:style-name="T2">optional</text:span><text:span text:style-name="T3">字段</text:span><text:span text:style-name="T2">age</text:span><text:span text:style-name="T3">赋值，需要将它的</text:span><text:span text:style-name="T2">__isset</text:span><text:span text:style-name="T3">值设为</text:span><text:span text:style-name="T2">true</text:span><text:span text:style-name="T3">，这样才能序列化并传输或者存储（不然</text:span><text:span text:style-name="T2">optional</text:span><text:span text:style-name="T3">字段被认为不存在，不会被传输或者存储），</text:span></text:p>
      <text:p text:style-name="P6">如：</text:p>
      <text:p text:style-name="P4"><text:span text:style-name="Source_20_Text"><text:span text:style-name="T7">Example example;</text:span></text:span></text:p>
      <text:p text:style-name="P4"><text:span text:style-name="Source_20_Text"><text:span text:style-name="T7">......</text:span></text:span></text:p>
      <text:p text:style-name="P4"><text:span text:style-name="Source_20_Text"><text:span text:style-name="T7">example.age=10,</text:span></text:span></text:p>
      <text:p text:style-name="P4"><text:span text:style-name="Source_20_Text"><text:span text:style-name="T7">example.__isset.age =</text:span></text:span><text:span text:style-name="T7"> </text:span><text:span text:style-name="Source_20_Text"><text:span text:style-name="T7">true;</text:span></text:span><text:span text:style-name="T7"> </text:span><text:span text:style-name="Source_20_Text"><text:span text:style-name="T7">//__isset</text:span></text:span><text:span text:style-name="Source_20_Text"><text:span text:style-name="T10">是每个</text:span></text:span><text:span text:style-name="Source_20_Text"><text:span text:style-name="T7">thrift</text:span></text:span><text:span text:style-name="Source_20_Text"><text:span text:style-name="T10">对象的自带的</text:span></text:span><text:span text:style-name="Source_20_Text"><text:span text:style-name="T7">public</text:span></text:span><text:span text:style-name="Source_20_Text"><text:span text:style-name="T10">成员，来指定</text:span></text:span><text:span text:style-name="Source_20_Text"><text:span text:style-name="T7">optional</text:span></text:span><text:soft-page-break/><text:span text:style-name="Source_20_Text"><text:span text:style-name="T10">字段是否启用并赋值。</text:span></text:span></text:p>
      <text:p text:style-name="P4"><text:span text:style-name="Source_20_Text"><text:span text:style-name="T7">......</text:span></text:span></text:p>
      <text:p text:style-name="P5"><text:span text:style-name="T3">（</text:span><text:span text:style-name="T2">3</text:span><text:span text:style-name="T3">）  非</text:span><text:span text:style-name="T2">required</text:span><text:span text:style-name="T3">域可以删除，前提是它的整数编号不会被其他域使用。对于删除的字段，名字前面可添加“</text:span><text:span text:style-name="T2">OBSOLETE_”</text:span><text:span text:style-name="T3">以防止其他字段使用它的整数编号。</text:span></text:p>
      <text:p text:style-name="P5"><text:span text:style-name="T3">（</text:span><text:span text:style-name="T2">4</text:span><text:span text:style-name="T3">） </text:span><text:span text:style-name="T2">thrift</text:span><text:span text:style-name="T3">文件应该是</text:span><text:span text:style-name="T2">unix</text:span><text:span text:style-name="T3">格式的（</text:span><text:span text:style-name="T2">windows</text:span><text:span text:style-name="T3">下的换行符与</text:span><text:span text:style-name="T2">unix</text:span><text:span text:style-name="T3">不同，可能会导致你的程序编译不过），如果是在</text:span><text:span text:style-name="T2">window</text:span><text:span text:style-name="T3">下编写的，可使用</text:span><text:span text:style-name="T2">dos2unix</text:span><text:span text:style-name="T3">转化为</text:span><text:span text:style-name="T2">unix</text:span><text:span text:style-name="T3">格式。</text:span></text:p>
      <text:p text:style-name="P5"><text:span text:style-name="T3">（</text:span><text:span text:style-name="T2">5</text:span><text:span text:style-name="T3">）  貌似当前的</text:span><text:span text:style-name="T2">thrift</text:span><text:span text:style-name="T3">版本（</text:span><text:span text:style-name="T2">0.6.1</text:span><text:span text:style-name="T3">）不支持常量表达式的定义（如 </text:span><text:span text:style-name="T2">const i32 DAY = 24 * 60 * 60</text:span><text:span text:style-name="T3">），这可能是考虑到不同语言，运算符不尽相同。</text:span></text:p>
      <text:p text:style-name="P4"><text:span text:style-name="Strong_20_Emphasis"><text:span text:style-name="T9">原创文章，转载请注明：</text:span></text:span><text:span text:style-name="T10"> 转载自</text:span><text:a xlink:type="simple" xlink:href="http://dongxicheng.org/" text:style-name="Internet_20_link" text:visited-style-name="Visited_20_Internet_20_Link"><text:span text:style-name="T17">董的博客</text:span></text:a></text:p>
      <text:p text:style-name="P4"><text:span text:style-name="Strong_20_Emphasis"><text:span text:style-name="T9">本文链接地址</text:span></text:span><text:span text:style-name="Strong_20_Emphasis"><text:span text:style-name="T6">:</text:span></text:span><text:span text:style-name="T7"> </text:span><text:a xlink:type="simple" xlink:href="http://dongxicheng.org/search-engine/thrift-guide/" text:style-name="Internet_20_link" text:visited-style-name="Visited_20_Internet_20_Link"><text:span text:style-name="T15">http://dongxicheng.org/search-engine/thrift-guide/</text:span></text:a></text:p>
      <text:p text:style-name="P4"><text:span text:style-name="Strong_20_Emphasis"><text:span text:style-name="T9">作者：</text:span></text:span><text:a xlink:type="simple" xlink:href="http://dongxicheng.org/about/" text:style-name="Internet_20_link" text:visited-style-name="Visited_20_Internet_20_Link"><text:span text:style-name="Strong_20_Emphasis"><text:span text:style-name="T16">Dong</text:span></text:span></text:a><text:span text:style-name="T10">，作者介绍：</text:span><text:a xlink:type="simple" xlink:href="http://dongxicheng.org/about/" text:style-name="Internet_20_link" text:visited-style-name="Visited_20_Internet_20_Link"><text:span text:style-name="T15">http://dongxicheng.org/about/</text:span></text:a></text:p>
      <text:p text:style-name="P5"> </text:p>
      <text:p text:style-name="P3"><text:span text:style-name="Strong_20_Emphasis"><text:span text:style-name="T5">三、使用</text:span></text:span><text:span text:style-name="Strong_20_Emphasis"><text:span text:style-name="T4">Thrift RPC</text:span></text:span><text:span text:style-name="Strong_20_Emphasis"><text:span text:style-name="T5">编写程序</text:span></text:span></text:p>
      <text:p text:style-name="P4"><text:span text:style-name="Strong_20_Emphasis"><text:span text:style-name="T6">1</text:span></text:span><text:span text:style-name="Strong_20_Emphasis"><text:span text:style-name="T9">． 概述</text:span></text:span></text:p>
      <text:p text:style-name="P5"><text:span text:style-name="T3">本文以</text:span><text:span text:style-name="T2">C++</text:span><text:span text:style-name="T3">语言为例介绍了</text:span><text:span text:style-name="T2">thrift RPC</text:span><text:span text:style-name="T3">的使用方法，包括对象序列化和反序列化，数据传输和信息交换等。</text:span></text:p>
      <text:p text:style-name="P5"><text:span text:style-name="T3">本文采用了一个示例进行说明，该示例主要完成传输（上报日志或者报表）功能，该示例会贯穿本文，内容涉及</text:span><text:span text:style-name="T2">thrift</text:span><text:span text:style-name="T3">定义，代码生成，</text:span><text:span text:style-name="T2">thrift</text:span><text:span text:style-name="T3">类说明，</text:span><text:span text:style-name="T2">client</text:span><text:span text:style-name="T3">编写方法，</text:span><text:span text:style-name="T2">server</text:span><text:span text:style-name="T3">编写方法等。</text:span></text:p>
      <text:p text:style-name="P4"><text:span text:style-name="Strong_20_Emphasis"><text:span text:style-name="T6">2</text:span></text:span><text:span text:style-name="Strong_20_Emphasis"><text:span text:style-name="T9">． 示例描述</text:span></text:span></text:p>
      <text:p text:style-name="P5"><text:span text:style-name="T3">假设我们要使用</text:span><text:span text:style-name="T2">thrift RPC</text:span><text:span text:style-name="T3">完成一个数据传输任务，数据格式和</text:span><text:span text:style-name="T2">PRC</text:span><text:span text:style-name="T3">接口用一个</text:span><text:span text:style-name="T2">thrift</text:span><text:span text:style-name="T3">文件描述，具体如下：</text:span></text:p>
      <text:p text:style-name="P5"><text:span text:style-name="T2">(1) book.thrift</text:span><text:span text:style-name="T3">，用于描述书籍信息的</text:span><text:span text:style-name="T2">thrift</text:span><text:span text:style-name="T3">接口</text:span></text:p>
      <text:p text:style-name="P4"><text:span text:style-name="Source_20_Text"><text:span text:style-name="T7">//book.thrift</text:span></text:span><text:span text:style-name="Source_20_Text"><text:span text:style-name="T10">，</text:span></text:span></text:p>
      <text:p text:style-name="P4"><text:span text:style-name="Source_20_Text"><text:span text:style-name="T7">namespace</text:span></text:span><text:span text:style-name="T7"> </text:span><text:span text:style-name="Source_20_Text"><text:span text:style-name="T7">cpp example</text:span></text:span></text:p>
      <text:p text:style-name="P4"><text:span text:style-name="Source_20_Text"><text:span text:style-name="T7">struct</text:span></text:span><text:span text:style-name="T7"> </text:span><text:span text:style-name="Source_20_Text"><text:span text:style-name="T7">Book_Info {</text:span></text:span></text:p>
      <text:p text:style-name="P4"><text:span text:style-name="Source_20_Text"><text:span text:style-name="T7">1: i32 book_id,</text:span></text:span></text:p>
      <text:p text:style-name="P4"><text:span text:style-name="Source_20_Text"><text:span text:style-name="T7">2: string book_name,</text:span></text:span></text:p>
      <text:p text:style-name="P4"><text:span text:style-name="Source_20_Text"><text:span text:style-name="T7">3: string book_author,</text:span></text:span></text:p>
      <text:p text:style-name="P4"><text:span text:style-name="Source_20_Text"><text:span text:style-name="T7">4:</text:span></text:span><text:span text:style-name="T7"> </text:span><text:span text:style-name="Source_20_Text"><text:span text:style-name="T7">double</text:span></text:span><text:span text:style-name="T7"> </text:span><text:span text:style-name="Source_20_Text"><text:span text:style-name="T7">book_price,</text:span></text:span></text:p>
      <text:p text:style-name="P4"><text:span text:style-name="Source_20_Text"><text:span text:style-name="T7">5: string book_publisher,</text:span></text:span></text:p>
      <text:p text:style-name="P4"><text:span text:style-name="Source_20_Text"><text:span text:style-name="T7">}</text:span></text:span></text:p>
      <text:p text:style-name="P5"><text:span text:style-name="T2">(2) rpc.thrift</text:span><text:span text:style-name="T3">，</text:span><text:span text:style-name="T2">client</text:span><text:span text:style-name="T3">向</text:span><text:span text:style-name="T2">server</text:span><text:span text:style-name="T3">传输数据（上报日志或者报表）的</text:span><text:span text:style-name="T2">RPC</text:span><text:span text:style-name="T3">接口</text:span></text:p>
      <text:p text:style-name="P4"><text:span text:style-name="Source_20_Text"><text:span text:style-name="T7">//rpc.thrift</text:span></text:span></text:p>
      <text:p text:style-name="P4"><text:span text:style-name="Source_20_Text"><text:span text:style-name="T7">namespace</text:span></text:span><text:span text:style-name="T7"> </text:span><text:span text:style-name="Source_20_Text"><text:span text:style-name="T7">cpp example</text:span></text:span></text:p>
      <text:p text:style-name="P4"><text:span text:style-name="Source_20_Text"><text:span text:style-name="T7">include</text:span></text:span><text:span text:style-name="T7"> </text:span><text:span text:style-name="Source_20_Text"><text:span text:style-name="T7">"book.thrift"</text:span></text:span></text:p>
      <text:p text:style-name="P4"><text:span text:style-name="Source_20_Text"><text:span text:style-name="T7">service BookServlet {</text:span></text:span></text:p>
      <text:p text:style-name="P4"><text:span text:style-name="Source_20_Text"><text:span text:style-name="T7">bool</text:span></text:span><text:span text:style-name="T7"> </text:span><text:span text:style-name="Source_20_Text"><text:span text:style-name="T7">Sender(1: list&lt;book.Book_Info&gt; books);</text:span></text:span></text:p>
      <text:p text:style-name="P4"><text:span text:style-name="Source_20_Text"><text:span text:style-name="T7">oneway</text:span></text:span><text:span text:style-name="T7"> </text:span><text:span text:style-name="Source_20_Text"><text:span text:style-name="T7">void</text:span></text:span><text:span text:style-name="T7"> </text:span><text:span text:style-name="Source_20_Text"><text:span text:style-name="T7">Sender2(1: list&lt;book.Book_Info&gt; books);</text:span></text:span></text:p>
      <text:p text:style-name="P4"><text:soft-page-break/><text:span text:style-name="Source_20_Text"><text:span text:style-name="T7">}</text:span></text:span></text:p>
      <text:p text:style-name="P5"><text:span text:style-name="T3">说明：该</text:span><text:span text:style-name="T2">thrift</text:span><text:span text:style-name="T3">文件定义了一个</text:span><text:span text:style-name="T2">service</text:span><text:span text:style-name="T3">，它包含两个接口，</text:span><text:span text:style-name="T2">server</text:span><text:span text:style-name="T3">端需要实现这两个接口以对</text:span><text:span text:style-name="T2">client</text:span><text:span text:style-name="T3">提供服务。其中，第一个接口函数是阻塞式的，即要等待</text:span><text:span text:style-name="T2">server</text:span><text:span text:style-name="T3">返回值以后才能继续，另外一个声明为</text:span><text:span text:style-name="T2">oneway</text:span><text:span text:style-name="T3">类型（返回值为</text:span><text:span text:style-name="T2">void</text:span><text:span text:style-name="T3">），表明该函数是非阻塞式的，将数据发给 </text:span><text:span text:style-name="T2">server</text:span><text:span text:style-name="T3">后不必等待返回结果，但使用该函数时，需要考虑</text:span><text:span text:style-name="T2">server</text:span><text:span text:style-name="T3">的承受能力，适度的调整发送频率。</text:span></text:p>
      <text:p text:style-name="P4"><text:span text:style-name="Strong_20_Emphasis"><text:span text:style-name="T6">3</text:span></text:span><text:span text:style-name="Strong_20_Emphasis"><text:span text:style-name="T9">． </text:span></text:span><text:span text:style-name="Strong_20_Emphasis"><text:span text:style-name="T6">Thrift</text:span></text:span><text:span text:style-name="Strong_20_Emphasis"><text:span text:style-name="T9">文件与生成的代码对应关系</text:span></text:span></text:p>
      <text:p text:style-name="P5"><text:span text:style-name="T3">每个</text:span><text:span text:style-name="T2">thrift</text:span><text:span text:style-name="T3">文件会产生四个文件，分别为：</text:span><text:span text:style-name="T2">${thrift_name}_constants.h</text:span><text:span text:style-name="T3">，</text:span><text:span text:style-name="T2">${thrift_name}_constants.cpp</text:span><text:span text:style-name="T3">，</text:span><text:span text:style-name="T2">${thrift_name}_types.h</text:span><text:span text:style-name="T3">，</text:span><text:span text:style-name="T2">${thrift_name}_types.cpp</text:span></text:p>
      <text:p text:style-name="P5"><text:span text:style-name="T3">对于含有</text:span><text:span text:style-name="T2">service</text:span><text:span text:style-name="T3">的</text:span><text:span text:style-name="T2">thrift</text:span><text:span text:style-name="T3">文件，会额外生成两个文件，分别为：</text:span><text:span text:style-name="T2">${service_name}.h</text:span><text:span text:style-name="T3">，</text:span><text:span text:style-name="T2">${service_name}.cpp</text:span></text:p>
      <text:p text:style-name="P5"><text:span text:style-name="T3">对于含有</text:span><text:span text:style-name="T2">service</text:span><text:span text:style-name="T3">的</text:span><text:span text:style-name="T2">thrift</text:span><text:span text:style-name="T3">文件，会生成一个可用的</text:span><text:span text:style-name="T2">server</text:span><text:span text:style-name="T3">桩：</text:span><text:span text:style-name="T2">${service_name}._server.skeleton.cpp</text:span></text:p>
      <text:p text:style-name="P6">对于本文中的例子，会产生以下文件：</text:p>
      <text:p text:style-name="P1">book_constants.h book_constants.cpp</text:p>
      <text:p text:style-name="P1">book_types.h book_types.cpp</text:p>
      <text:p text:style-name="P1">rpc_constants.h rpc_constants.cpp</text:p>
      <text:p text:style-name="P1">rpc_types.h rpc_types.cpp</text:p>
      <text:p text:style-name="P1">BookServlet.h BookServlet.cpp</text:p>
      <text:p text:style-name="P1">BookServlet_server.skeleton.cpp</text:p>
      <text:p text:style-name="P4"><text:span text:style-name="Strong_20_Emphasis"><text:span text:style-name="T6">4</text:span></text:span><text:span text:style-name="Strong_20_Emphasis"><text:span text:style-name="T9">． </text:span></text:span><text:span text:style-name="Strong_20_Emphasis"><text:span text:style-name="T6">Thrift</text:span></text:span><text:span text:style-name="Strong_20_Emphasis"><text:span text:style-name="T9">类介绍</text:span></text:span></text:p>
      <text:p text:style-name="P5"><text:span text:style-name="T2">Thrift</text:span><text:span text:style-name="T3">代码包（位于</text:span><text:span text:style-name="T2">thrift-0.6.1/lib/cpp/src</text:span><text:span text:style-name="T3">）有以下几个目录：</text:span></text:p>
      <text:p text:style-name="P2"><text:span text:style-name="T2">concurrency</text:span><text:span text:style-name="T3">：并发和时钟管理方面的库</text:span></text:p>
      <text:p text:style-name="P2"><text:span text:style-name="T2">processor</text:span><text:span text:style-name="T3">：</text:span><text:span text:style-name="T2">Processor</text:span><text:span text:style-name="T3">相关类</text:span></text:p>
      <text:p text:style-name="P2"><text:span text:style-name="T2">protocal</text:span><text:span text:style-name="T3">：</text:span><text:span text:style-name="T2">Protocal</text:span><text:span text:style-name="T3">相关类</text:span></text:p>
      <text:p text:style-name="P2"><text:span text:style-name="T2">transport</text:span><text:span text:style-name="T3">：</text:span><text:span text:style-name="T2">transport</text:span><text:span text:style-name="T3">相关类</text:span></text:p>
      <text:p text:style-name="P2"><text:span text:style-name="T2">server</text:span><text:span text:style-name="T3">：</text:span><text:span text:style-name="T2">server</text:span><text:span text:style-name="T3">相关类</text:span></text:p>
      <text:p text:style-name="P4"><text:span text:style-name="Strong_20_Emphasis"><text:span text:style-name="T6">4.1 Transport</text:span></text:span><text:span text:style-name="Strong_20_Emphasis"><text:span text:style-name="T9">类（</text:span></text:span><text:span text:style-name="Strong_20_Emphasis"><text:span text:style-name="T6">how is transmitted</text:span></text:span><text:span text:style-name="Strong_20_Emphasis"><text:span text:style-name="T9">？）</text:span></text:span></text:p>
      <text:p text:style-name="P6">负责数据传输，有以下几个可用类：</text:p>
      <text:p text:style-name="P5"><text:span text:style-name="T2">TFileTransport</text:span><text:span text:style-name="T3">：文件（日志）传输类，允许</text:span><text:span text:style-name="T2">client</text:span><text:span text:style-name="T3">将文件传给</text:span><text:span text:style-name="T2">server</text:span><text:span text:style-name="T3">，允许</text:span><text:span text:style-name="T2">server</text:span><text:span text:style-name="T3">将收到的数据写到文件中。</text:span></text:p>
      <text:p text:style-name="P5"><text:span text:style-name="T2">THttpTransport</text:span><text:span text:style-name="T3">：采用</text:span><text:span text:style-name="T2">Http</text:span><text:span text:style-name="T3">传输协议进行数据传输</text:span></text:p>
      <text:p text:style-name="P5"><text:span text:style-name="T2">TSocket</text:span><text:span text:style-name="T3">：采用</text:span><text:span text:style-name="T2">TCP Socket</text:span><text:span text:style-name="T3">进行数据传输</text:span></text:p>
      <text:p text:style-name="P5"><text:span text:style-name="T2">TZlibTransport</text:span><text:span text:style-name="T3">：压缩后对数据进行传输，或者将收到的数据解压</text:span></text:p>
      <text:p text:style-name="P6">下面几个类主要是对上面几个类地装饰（采用了装饰模式），以提高传输效率。</text:p>
      <text:p text:style-name="P5"><text:span text:style-name="T2">TBufferedTransport</text:span><text:span text:style-name="T3">：对某个</text:span><text:span text:style-name="T2">Transport</text:span><text:span text:style-name="T3">对象操作的数据进行</text:span><text:span text:style-name="T2">buffer</text:span><text:span text:style-name="T3">，即从</text:span><text:span text:style-name="T2">buffer</text:span><text:span text:style-name="T3">中读取数据进行传输，或者将数据直接写入</text:span><text:span text:style-name="T2">buffer</text:span></text:p>
      <text:p text:style-name="P5"><text:span text:style-name="T2">TFramedTransport</text:span><text:span text:style-name="T3">：同</text:span><text:span text:style-name="T2">TBufferedTransport</text:span><text:span text:style-name="T3">类似，也会对相关数据进行</text:span><text:span text:style-name="T2">buffer</text:span><text:span text:style-name="T3">，同时，它支持定长数据发送和接收。</text:span></text:p>
      <text:p text:style-name="P5"><text:span text:style-name="T2">TMemoryBuffer</text:span><text:span text:style-name="T3">：从一个缓冲区中读写数据</text:span></text:p>
      <text:p text:style-name="P4"><text:soft-page-break/><text:span text:style-name="Strong_20_Emphasis"><text:span text:style-name="T6">4.2 Protocol</text:span></text:span><text:span text:style-name="Strong_20_Emphasis"><text:span text:style-name="T9">类（</text:span></text:span><text:span text:style-name="Strong_20_Emphasis"><text:span text:style-name="T6">what is transmitted</text:span></text:span><text:span text:style-name="Strong_20_Emphasis"><text:span text:style-name="T9">？）</text:span></text:span></text:p>
      <text:p text:style-name="P6">负责数据编码，主要有以下几个可用类：</text:p>
      <text:p text:style-name="P5"><text:span text:style-name="T2">TBinaryProtocol</text:span><text:span text:style-name="T3">：二进制编码</text:span></text:p>
      <text:p text:style-name="P5"><text:span text:style-name="T2">TJSONProtocol</text:span><text:span text:style-name="T3">：</text:span><text:span text:style-name="T2">JSON</text:span><text:span text:style-name="T3">编码</text:span></text:p>
      <text:p text:style-name="P5"><text:span text:style-name="T2">TCompactProtocol</text:span><text:span text:style-name="T3">：密集二进制编码</text:span></text:p>
      <text:p text:style-name="P5"><text:span text:style-name="T2">TDebugProtocol</text:span><text:span text:style-name="T3">：以用户易读的方式组织数据</text:span></text:p>
      <text:p text:style-name="P4"><text:span text:style-name="Strong_20_Emphasis"><text:span text:style-name="T6">4.3 Server</text:span></text:span><text:span text:style-name="Strong_20_Emphasis"><text:span text:style-name="T9">类（</text:span></text:span><text:span text:style-name="Strong_20_Emphasis"><text:span text:style-name="T6">providing service for clients</text:span></text:span><text:span text:style-name="Strong_20_Emphasis"><text:span text:style-name="T9">）</text:span></text:span></text:p>
      <text:p text:style-name="P5"><text:span text:style-name="T2">TSimpleServer</text:span><text:span text:style-name="T3">：简单的单线程服务器，主要用于测试</text:span></text:p>
      <text:p text:style-name="P5"><text:span text:style-name="T2">TThreadPoolServer</text:span><text:span text:style-name="T3">：使用标准阻塞式</text:span><text:span text:style-name="T2">IO</text:span><text:span text:style-name="T3">的多线程服务器</text:span></text:p>
      <text:p text:style-name="P5"><text:span text:style-name="T2">TNonblockingServer</text:span><text:span text:style-name="T3">：使用非阻塞式</text:span><text:span text:style-name="T2">IO</text:span><text:span text:style-name="T3">的多线程服务器，</text:span><text:span text:style-name="T2">TFramedTransport</text:span><text:span text:style-name="T3">必须使用该类型的</text:span><text:span text:style-name="T2">server</text:span></text:p>
      <text:p text:style-name="P4"><text:span text:style-name="Strong_20_Emphasis"><text:span text:style-name="T6">5</text:span></text:span><text:span text:style-name="Strong_20_Emphasis"><text:span text:style-name="T9">． 对象序列化和反序列化</text:span></text:span></text:p>
      <text:p text:style-name="P5"><text:span text:style-name="T2">Thrift</text:span><text:span text:style-name="T3">中的</text:span><text:span text:style-name="T2">Protocol</text:span><text:span text:style-name="T3">负责对数据进行编码，因而可使用</text:span><text:span text:style-name="T2">Protocol</text:span><text:span text:style-name="T3">相关对象进行序列化和反序列化。</text:span></text:p>
      <text:p text:style-name="P5"><text:span text:style-name="T3">由于对象序列化和反序列化不设计传输相关的问题，所以，可使用</text:span><text:span text:style-name="T2">TBinaryProtocol</text:span><text:span text:style-name="T3">和</text:span><text:span text:style-name="T2">TMemoryBuffer</text:span><text:span text:style-name="T3">，具体如下：</text:span></text:p>
      <text:p text:style-name="P4"><text:span text:style-name="Strong_20_Emphasis"><text:span text:style-name="T9">（</text:span></text:span><text:span text:style-name="Strong_20_Emphasis"><text:span text:style-name="T6">1</text:span></text:span><text:span text:style-name="Strong_20_Emphasis"><text:span text:style-name="T9">） 使用</text:span></text:span><text:span text:style-name="Strong_20_Emphasis"><text:span text:style-name="T6">thrift</text:span></text:span><text:span text:style-name="Strong_20_Emphasis"><text:span text:style-name="T9">进行对象序列化</text:span></text:span></text:p>
      <text:p text:style-name="P5"><text:span text:style-name="T2">//</text:span><text:span text:style-name="T3">对对象</text:span><text:span text:style-name="T2">object</text:span><text:span text:style-name="T3">进行序列化，保存到</text:span><text:span text:style-name="T2">str</text:span><text:span text:style-name="T3">中</text:span></text:p>
      <text:p text:style-name="P4"><text:span text:style-name="Source_20_Text"><text:span text:style-name="T7">template</text:span></text:span><text:span text:style-name="T7"> </text:span><text:span text:style-name="Source_20_Text"><text:span text:style-name="T7">&lt;typename</text:span></text:span><text:span text:style-name="T7"> </text:span><text:span text:style-name="Source_20_Text"><text:span text:style-name="T7">Type&gt;</text:span></text:span></text:p>
      <text:p text:style-name="P4"><text:span text:style-name="Source_20_Text"><text:span text:style-name="T7">void</text:span></text:span><text:span text:style-name="T7"> </text:span><text:span text:style-name="Source_20_Text"><text:span text:style-name="T7">Object2String(Type&amp; object, string &amp;str) {</text:span></text:span></text:p>
      <text:p text:style-name="P4"><text:span text:style-name="Source_20_Text"><text:span text:style-name="T7">shared_ptr&lt;TMemoryBuffer&gt; membuffer(new</text:span></text:span><text:span text:style-name="T7"> </text:span><text:span text:style-name="Source_20_Text"><text:span text:style-name="T7">TMemoryBuffer());</text:span></text:span></text:p>
      <text:p text:style-name="P4"><text:span text:style-name="Source_20_Text"><text:span text:style-name="T7">shared_ptr&lt;TProtocol&gt; protocol(new</text:span></text:span><text:span text:style-name="T7"> </text:span><text:span text:style-name="Source_20_Text"><text:span text:style-name="T7">TBinaryProtocol(membuffer));</text:span></text:span></text:p>
      <text:p text:style-name="P4"><text:span text:style-name="Source_20_Text"><text:span text:style-name="T7">object.write(protocol.get());</text:span></text:span></text:p>
      <text:p text:style-name="P4"><text:span text:style-name="Source_20_Text"><text:span text:style-name="T7">str.clear();</text:span></text:span></text:p>
      <text:p text:style-name="P4"><text:span text:style-name="Source_20_Text"><text:span text:style-name="T7">str = membuffer.getBufferAsString();</text:span></text:span></text:p>
      <text:p text:style-name="P4"><text:span text:style-name="Source_20_Text"><text:span text:style-name="T7">}</text:span></text:span></text:p>
      <text:p text:style-name="P4"><text:span text:style-name="Strong_20_Emphasis"><text:span text:style-name="T9">（</text:span></text:span><text:span text:style-name="Strong_20_Emphasis"><text:span text:style-name="T6">2</text:span></text:span><text:span text:style-name="Strong_20_Emphasis"><text:span text:style-name="T9">）使用</text:span></text:span><text:span text:style-name="Strong_20_Emphasis"><text:span text:style-name="T6">thrift</text:span></text:span><text:span text:style-name="Strong_20_Emphasis"><text:span text:style-name="T9">进行对象反序列化</text:span></text:span></text:p>
      <text:p text:style-name="P4"><text:span text:style-name="Source_20_Text"><text:span text:style-name="T7">//</text:span></text:span><text:span text:style-name="Source_20_Text"><text:span text:style-name="T10">对</text:span></text:span><text:span text:style-name="Source_20_Text"><text:span text:style-name="T7">str</text:span></text:span><text:span text:style-name="Source_20_Text"><text:span text:style-name="T10">中保存的对象进行反序列化，保存到</text:span></text:span><text:span text:style-name="Source_20_Text"><text:span text:style-name="T7">object</text:span></text:span><text:span text:style-name="Source_20_Text"><text:span text:style-name="T10">中</text:span></text:span></text:p>
      <text:p text:style-name="P4"><text:span text:style-name="Source_20_Text"><text:span text:style-name="T7">template</text:span></text:span><text:span text:style-name="T7"> </text:span><text:span text:style-name="Source_20_Text"><text:span text:style-name="T7">&lt;typename</text:span></text:span><text:span text:style-name="T7"> </text:span><text:span text:style-name="Source_20_Text"><text:span text:style-name="T7">Type&gt;</text:span></text:span></text:p>
      <text:p text:style-name="P4"><text:span text:style-name="Source_20_Text"><text:span text:style-name="T7">void</text:span></text:span><text:span text:style-name="T7"> </text:span><text:span text:style-name="Source_20_Text"><text:span text:style-name="T7">String2Object(string&amp; buffer, Type &amp;object) {</text:span></text:span></text:p>
      <text:p text:style-name="P4"><text:span text:style-name="Source_20_Text"><text:span text:style-name="T7">shared_ptr&lt;TMemoryBuffer&gt; membuffer(new</text:span></text:span><text:span text:style-name="T7"> </text:span><text:span text:style-name="Source_20_Text"><text:span text:style-name="T7">TMemoryBuffer(</text:span></text:span></text:p>
      <text:p text:style-name="P4"><text:span text:style-name="Source_20_Text"><text:span text:style-name="T7">reinterpret_cast&lt;uint*&gt;(buffer.data())));</text:span></text:span></text:p>
      <text:p text:style-name="P4"><text:span text:style-name="Source_20_Text"><text:span text:style-name="T7">shared_ptr&lt;TProtocol&gt; protocol(new</text:span></text:span><text:span text:style-name="T7"> </text:span><text:span text:style-name="Source_20_Text"><text:span text:style-name="T7">TBinaryProtocol(membuffer));</text:span></text:span></text:p>
      <text:p text:style-name="P4"><text:span text:style-name="Source_20_Text"><text:span text:style-name="T7">object.read(protocol.get());</text:span></text:span></text:p>
      <text:p text:style-name="P4"><text:span text:style-name="Source_20_Text"><text:span text:style-name="T7">}</text:span></text:span></text:p>
      <text:p text:style-name="P4"><text:span text:style-name="Strong_20_Emphasis"><text:span text:style-name="T6">6</text:span></text:span><text:span text:style-name="Strong_20_Emphasis"><text:span text:style-name="T9">． 编写</text:span></text:span><text:span text:style-name="Strong_20_Emphasis"><text:span text:style-name="T6">client</text:span></text:span><text:span text:style-name="Strong_20_Emphasis"><text:span text:style-name="T9">和</text:span></text:span><text:span text:style-name="Strong_20_Emphasis"><text:span text:style-name="T6">server</text:span></text:span></text:p>
      <text:p text:style-name="P4"><text:span text:style-name="Strong_20_Emphasis"><text:span text:style-name="T6">6.1 client</text:span></text:span><text:span text:style-name="Strong_20_Emphasis"><text:span text:style-name="T9">端代码编写</text:span></text:span></text:p>
      <text:p text:style-name="P5"><text:span text:style-name="T2">Client</text:span><text:span text:style-name="T3">编写的方法分为以下几个步骤：</text:span></text:p>
      <text:p text:style-name="P5"><text:span text:style-name="T3">（</text:span><text:span text:style-name="T2">1</text:span><text:span text:style-name="T3">） 定义</text:span><text:span text:style-name="T2">TTransport</text:span><text:span text:style-name="T3">，为你的</text:span><text:span text:style-name="T2">client</text:span><text:span text:style-name="T3">设置传输方式（如</text:span><text:span text:style-name="T2">socket</text:span><text:span text:style-name="T3">， </text:span><text:span text:style-name="T2">http</text:span><text:span text:style-name="T3">等）。</text:span></text:p>
      <text:p text:style-name="P5"><text:soft-page-break/><text:span text:style-name="T3">（</text:span><text:span text:style-name="T2">2</text:span><text:span text:style-name="T3">） 定义</text:span><text:span text:style-name="T2">Protocal</text:span><text:span text:style-name="T3">，使用装饰模式（</text:span><text:span text:style-name="T2">Decorator</text:span><text:span text:style-name="T3">设计模式）封装</text:span><text:span text:style-name="T2">TTransport</text:span><text:span text:style-name="T3">，为你的数据设置编码格式（如二进制格式，</text:span><text:span text:style-name="T2">JSON</text:span><text:span text:style-name="T3">格式等）</text:span></text:p>
      <text:p text:style-name="P5"><text:span text:style-name="T3">（</text:span><text:span text:style-name="T2">3</text:span><text:span text:style-name="T3">） 实例化</text:span><text:span text:style-name="T2">client</text:span><text:span text:style-name="T3">对象，调用服务接口。</text:span></text:p>
      <text:p text:style-name="P5"><text:span text:style-name="T3">说明：如果用户在</text:span><text:span text:style-name="T2">thrift</text:span><text:span text:style-name="T3">文件中定义了一个叫</text:span><text:span text:style-name="T2">${server_name}</text:span><text:span text:style-name="T3">的</text:span><text:span text:style-name="T2">service</text:span><text:span text:style-name="T3">，则会生成一个叫</text:span><text:span text:style-name="T2">${server_name}Client</text:span><text:span text:style-name="T3">的对象，比如，我给出的例子中，</text:span><text:span text:style-name="T2">thrift</text:span><text:span text:style-name="T3">会自动生成一个叫</text:span><text:span text:style-name="T2">BookServletClient</text:span><text:span text:style-name="T3">的类，</text:span><text:span text:style-name="T2">Client</text:span><text:span text:style-name="T3">端的代码编写如下：</text:span></text:p>
      <text:p text:style-name="P4"><text:span text:style-name="Source_20_Text"><text:span text:style-name="T7">#include " gen-cpp/BookServlet.h" //</text:span></text:span><text:span text:style-name="Source_20_Text"><text:span text:style-name="T10">一定要包含该头文件</text:span></text:span></text:p>
      <text:p text:style-name="P4"><text:span text:style-name="Source_20_Text"><text:span text:style-name="T7">//</text:span></text:span><text:span text:style-name="Source_20_Text"><text:span text:style-name="T10">其头文件，其他</text:span></text:span><text:span text:style-name="Source_20_Text"><text:span text:style-name="T7">using namespace …….</text:span></text:span></text:p>
      <text:p text:style-name="P4"><text:span text:style-name="Source_20_Text"><text:span text:style-name="T7">int</text:span></text:span><text:span text:style-name="T7"> </text:span><text:span text:style-name="Source_20_Text"><text:span text:style-name="T7">main(int</text:span></text:span><text:span text:style-name="T7"> </text:span><text:span text:style-name="Source_20_Text"><text:span text:style-name="T7">argc,</text:span></text:span><text:span text:style-name="T7"> </text:span><text:span text:style-name="Source_20_Text"><text:span text:style-name="T7">char** argv) {</text:span></text:span></text:p>
      <text:p text:style-name="P4"><text:span text:style-name="Source_20_Text"><text:span text:style-name="T7">shared_ptr&lt;TTransport&gt; socket(new</text:span></text:span><text:span text:style-name="T7"> </text:span><text:span text:style-name="Source_20_Text"><text:span text:style-name="T7">TSocket("localhost", 9090));</text:span></text:span></text:p>
      <text:p text:style-name="P4"><text:span text:style-name="Source_20_Text"><text:span text:style-name="T7">shared_ptr&lt;TTransport&gt; transport(new</text:span></text:span><text:span text:style-name="T7"> </text:span><text:span text:style-name="Source_20_Text"><text:span text:style-name="T7">TBufferedTransport(socket));</text:span></text:span></text:p>
      <text:p text:style-name="P4"><text:span text:style-name="Source_20_Text"><text:span text:style-name="T7">shared_ptr&lt;TProtocol&gt; protocol(new</text:span></text:span><text:span text:style-name="T7"> </text:span><text:span text:style-name="Source_20_Text"><text:span text:style-name="T7">TBinaryProtocol(transport));</text:span></text:span></text:p>
      <text:p text:style-name="P4"><text:span text:style-name="Source_20_Text"><text:span text:style-name="T7">example::BookServletClient client(protocol);</text:span></text:span></text:p>
      <text:p text:style-name="P4"><text:span text:style-name="Source_20_Text"><text:span text:style-name="T7">try</text:span></text:span><text:span text:style-name="T7"> </text:span><text:span text:style-name="Source_20_Text"><text:span text:style-name="T7">{</text:span></text:span></text:p>
      <text:p text:style-name="P4"><text:span text:style-name="Source_20_Text"><text:span text:style-name="T7">transport-&gt;open();</text:span></text:span></text:p>
      <text:p text:style-name="P4"><text:span text:style-name="Source_20_Text"><text:span text:style-name="T7">vector&lt;example::Book_Info&gt; books;</text:span></text:span></text:p>
      <text:p text:style-name="P4"><text:span text:style-name="Source_20_Text"><text:span text:style-name="T8">…</text:span></text:span><text:span text:style-name="Source_20_Text"><text:span text:style-name="T7">...</text:span></text:span></text:p>
      <text:p text:style-name="P4"><text:span text:style-name="Source_20_Text"><text:span text:style-name="T7">client.Sender(books);//RPC</text:span></text:span><text:span text:style-name="Source_20_Text"><text:span text:style-name="T10">函数，调用</text:span></text:span><text:span text:style-name="Source_20_Text"><text:span text:style-name="T7">serve</text:span></text:span><text:span text:style-name="Source_20_Text"><text:span text:style-name="T10">端的该函数</text:span></text:span></text:p>
      <text:p text:style-name="P4"><text:span text:style-name="Source_20_Text"><text:span text:style-name="T7">transport-&gt;close();</text:span></text:span></text:p>
      <text:p text:style-name="P4"><text:span text:style-name="Source_20_Text"><text:span text:style-name="T7">}</text:span></text:span><text:span text:style-name="T7"> </text:span><text:span text:style-name="Source_20_Text"><text:span text:style-name="T7">catch</text:span></text:span><text:span text:style-name="T7"> </text:span><text:span text:style-name="Source_20_Text"><text:span text:style-name="T7">(TException &amp;tx) {</text:span></text:span></text:p>
      <text:p text:style-name="P4"><text:span text:style-name="Source_20_Text"><text:span text:style-name="T7">printf("ERROR: %s\n", tx.what());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}</text:span></text:span></text:p>
      <text:p text:style-name="P4"><text:span text:style-name="Strong_20_Emphasis"><text:span text:style-name="T6">6.2 Server</text:span></text:span><text:span text:style-name="Strong_20_Emphasis"><text:span text:style-name="T9">端代码编写</text:span></text:span></text:p>
      <text:p text:style-name="P5"><text:span text:style-name="T3">（</text:span><text:span text:style-name="T2">1</text:span><text:span text:style-name="T3">） 定义一个</text:span><text:span text:style-name="T2">TProcess</text:span><text:span text:style-name="T3">，这个是</text:span><text:span text:style-name="T2">thrift</text:span><text:span text:style-name="T3">根据用户定义的</text:span><text:span text:style-name="T2">thrift</text:span><text:span text:style-name="T3">文件自动生成的类</text:span></text:p>
      <text:p text:style-name="P5"><text:span text:style-name="T3">（</text:span><text:span text:style-name="T2">2</text:span><text:span text:style-name="T3">） 使用</text:span><text:span text:style-name="T2">TServerTransport</text:span><text:span text:style-name="T3">获得一个</text:span><text:span text:style-name="T2">TTransport</text:span></text:p>
      <text:p text:style-name="P5"><text:span text:style-name="T3">（</text:span><text:span text:style-name="T2">3</text:span><text:span text:style-name="T3">） 使用</text:span><text:span text:style-name="T2">TTransportFactory</text:span><text:span text:style-name="T3">，可选地将原始传输转换为一个适合的应用传输（典型的是使用</text:span><text:span text:style-name="T2">TBufferedTransportFactor</text:span></text:p>
      <text:p text:style-name="P5"><text:span text:style-name="T3">（</text:span><text:span text:style-name="T2">4</text:span><text:span text:style-name="T3">） 使用</text:span><text:span text:style-name="T2">TProtocolFactory</text:span><text:span text:style-name="T3">，为</text:span><text:span text:style-name="T2">TTransport</text:span><text:span text:style-name="T3">创建一个输入和输出</text:span></text:p>
      <text:p text:style-name="P5"><text:span text:style-name="T3">（</text:span><text:span text:style-name="T2">5</text:span><text:span text:style-name="T3">） 创建</text:span><text:span text:style-name="T2">TServer</text:span><text:span text:style-name="T3">对象（单线程，可以使用</text:span><text:span text:style-name="T2">TSimpleServer</text:span><text:span text:style-name="T3">；对于多线程，用户可使用</text:span><text:span text:style-name="T2">TThreadPoolServer</text:span><text:span text:style-name="T3">或者</text:span><text:span text:style-name="T2">TNonblockingServer</text:span><text:span text:style-name="T3">），调用它的</text:span><text:span text:style-name="T2">server()</text:span><text:span text:style-name="T3">函数。</text:span></text:p>
      <text:p text:style-name="P5"><text:span text:style-name="T3">说明：</text:span><text:span text:style-name="T2">thrift</text:span><text:span text:style-name="T3">会为每一个带</text:span><text:span text:style-name="T2">service</text:span><text:span text:style-name="T3">的</text:span><text:span text:style-name="T2">thrift</text:span><text:span text:style-name="T3">文件生成一个简单的</text:span><text:span text:style-name="T2">server</text:span><text:span text:style-name="T3">代码（桩），在例子中，</text:span><text:span text:style-name="T2">thrift</text:span><text:span text:style-name="T3">会生成</text:span><text:span text:style-name="T2">BookServlet_server.skeleton.cpp</text:span><text:span text:style-name="T3">，用户可以在这个文件基础上实现自己的功能。</text:span></text:p>
      <text:p text:style-name="P4"><text:span text:style-name="Source_20_Text"><text:span text:style-name="T7">#include "gen-cpp/BookServlet.h"</text:span></text:span></text:p>
      <text:p text:style-name="P4"><text:span text:style-name="Source_20_Text"><text:span text:style-name="T7">#include &lt;protocol/TBinaryProtocol.h&gt;</text:span></text:span></text:p>
      <text:p text:style-name="P4"><text:span text:style-name="Source_20_Text"><text:span text:style-name="T7">#include &lt;server/TSimpleServer.h&gt;</text:span></text:span></text:p>
      <text:p text:style-name="P4"><text:span text:style-name="Source_20_Text"><text:span text:style-name="T7">#include &lt;transport/TServerSocket.h&gt;</text:span></text:span></text:p>
      <text:p text:style-name="P4"><text:span text:style-name="Source_20_Text"><text:span text:style-name="T7">#include &lt;transport/TBufferTransports.h&gt;</text:span></text:span></text:p>
      <text:p text:style-name="P4"><text:soft-page-break/><text:span text:style-name="Source_20_Text"><text:span text:style-name="T7">using</text:span></text:span><text:span text:style-name="T7"> </text:span><text:span text:style-name="Source_20_Text"><text:span text:style-name="T7">namespace</text:span></text:span><text:span text:style-name="T7"> </text:span><text:span text:style-name="Source_20_Text"><text:span text:style-name="T7">::apache::thrift;</text:span></text:span></text:p>
      <text:p text:style-name="P4"><text:span text:style-name="Source_20_Text"><text:span text:style-name="T7">using</text:span></text:span><text:span text:style-name="T7"> </text:span><text:span text:style-name="Source_20_Text"><text:span text:style-name="T7">namespace</text:span></text:span><text:span text:style-name="T7"> </text:span><text:span text:style-name="Source_20_Text"><text:span text:style-name="T7">::apache::thrift::protocol;</text:span></text:span></text:p>
      <text:p text:style-name="P4"><text:span text:style-name="Source_20_Text"><text:span text:style-name="T7">using</text:span></text:span><text:span text:style-name="T7"> </text:span><text:span text:style-name="Source_20_Text"><text:span text:style-name="T7">namespace</text:span></text:span><text:span text:style-name="T7"> </text:span><text:span text:style-name="Source_20_Text"><text:span text:style-name="T7">::apache::thrift::transport;</text:span></text:span></text:p>
      <text:p text:style-name="P4"><text:span text:style-name="Source_20_Text"><text:span text:style-name="T7">using</text:span></text:span><text:span text:style-name="T7"> </text:span><text:span text:style-name="Source_20_Text"><text:span text:style-name="T7">namespace</text:span></text:span><text:span text:style-name="T7"> </text:span><text:span text:style-name="Source_20_Text"><text:span text:style-name="T7">::apache::thrift::server;</text:span></text:span></text:p>
      <text:p text:style-name="P4"><text:span text:style-name="Source_20_Text"><text:span text:style-name="T7">using</text:span></text:span><text:span text:style-name="T7"> </text:span><text:span text:style-name="Source_20_Text"><text:span text:style-name="T7">boost::shared_ptr;</text:span></text:span></text:p>
      <text:p text:style-name="P4"><text:span text:style-name="Source_20_Text"><text:span text:style-name="T7">using</text:span></text:span><text:span text:style-name="T7"> </text:span><text:span text:style-name="Source_20_Text"><text:span text:style-name="T7">namespace</text:span></text:span><text:span text:style-name="T7"> </text:span><text:span text:style-name="Source_20_Text"><text:span text:style-name="T7">example;</text:span></text:span></text:p>
      <text:p text:style-name="P4"><text:span text:style-name="Source_20_Text"><text:span text:style-name="T7">class</text:span></text:span><text:span text:style-name="T7"> </text:span><text:span text:style-name="Source_20_Text"><text:span text:style-name="T7">BookServletHandler :</text:span></text:span><text:span text:style-name="T7"> </text:span><text:span text:style-name="Source_20_Text"><text:span text:style-name="T7">virtual</text:span></text:span><text:span text:style-name="T7"> </text:span><text:span text:style-name="Source_20_Text"><text:span text:style-name="T7">public</text:span></text:span><text:span text:style-name="T7"> </text:span><text:span text:style-name="Source_20_Text"><text:span text:style-name="T7">BookServletIf {</text:span></text:span></text:p>
      <text:p text:style-name="P4"><text:span text:style-name="Source_20_Text"><text:span text:style-name="T7">public:</text:span></text:span></text:p>
      <text:p text:style-name="P4"><text:span text:style-name="Source_20_Text"><text:span text:style-name="T7">BookServletHandler() {</text:span></text:span></text:p>
      <text:p text:style-name="P4"><text:span text:style-name="Source_20_Text"><text:span text:style-name="T7">// Your initialization goes here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//</text:span></text:span><text:span text:style-name="Source_20_Text"><text:span text:style-name="T10">用户需实现这个接口</text:span></text:span></text:p>
      <text:p text:style-name="P4"><text:span text:style-name="Source_20_Text"><text:span text:style-name="T7">bool</text:span></text:span><text:span text:style-name="T7"> </text:span><text:span text:style-name="Source_20_Text"><text:span text:style-name="T7">Sender(const</text:span></text:span><text:span text:style-name="T7"> </text:span><text:span text:style-name="Source_20_Text"><text:span text:style-name="T7">std::vector&lt;example::Book_Info&gt; &amp; books) {</text:span></text:span></text:p>
      <text:p text:style-name="P4"><text:span text:style-name="Source_20_Text"><text:span text:style-name="T7">// Your implementation goes here</text:span></text:span></text:p>
      <text:p text:style-name="P4"><text:span text:style-name="Source_20_Text"><text:span text:style-name="T7">printf("Sender\n");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//</text:span></text:span><text:span text:style-name="Source_20_Text"><text:span text:style-name="T10">用户需实现这个接口</text:span></text:span></text:p>
      <text:p text:style-name="P4"><text:span text:style-name="Source_20_Text"><text:span text:style-name="T7">void</text:span></text:span><text:span text:style-name="T7"> </text:span><text:span text:style-name="Source_20_Text"><text:span text:style-name="T7">Sender2(const</text:span></text:span><text:span text:style-name="T7"> </text:span><text:span text:style-name="Source_20_Text"><text:span text:style-name="T7">std::vector&lt;example::Book_Info&gt; &amp; books) {</text:span></text:span></text:p>
      <text:p text:style-name="P4"><text:span text:style-name="Source_20_Text"><text:span text:style-name="T7">// Your implementation goes here</text:span></text:span></text:p>
      <text:p text:style-name="P4"><text:span text:style-name="Source_20_Text"><text:span text:style-name="T7">printf("Sender2\n");</text:span></text:span></text:p>
      <text:p text:style-name="P4"><text:span text:style-name="Source_20_Text"><text:span text:style-name="T7">}</text:span></text:span></text:p>
      <text:p text:style-name="P4"><text:span text:style-name="Source_20_Text"><text:span text:style-name="T7">};</text:span></text:span></text:p>
      <text:p text:style-name="P4"><text:span text:style-name="Source_20_Text"><text:span text:style-name="T7">int</text:span></text:span><text:span text:style-name="T7"> </text:span><text:span text:style-name="Source_20_Text"><text:span text:style-name="T7">main(int</text:span></text:span><text:span text:style-name="T7"> </text:span><text:span text:style-name="Source_20_Text"><text:span text:style-name="T7">argc,</text:span></text:span><text:span text:style-name="T7"> </text:span><text:span text:style-name="Source_20_Text"><text:span text:style-name="T7">char</text:span></text:span><text:span text:style-name="T7"> </text:span><text:span text:style-name="Source_20_Text"><text:span text:style-name="T7">**argv) {</text:span></text:span></text:p>
      <text:p text:style-name="P4"><text:span text:style-name="Source_20_Text"><text:span text:style-name="T7">int</text:span></text:span><text:span text:style-name="T7"> </text:span><text:span text:style-name="Source_20_Text"><text:span text:style-name="T7">port = 9090;</text:span></text:span></text:p>
      <text:p text:style-name="P4"><text:span text:style-name="Source_20_Text"><text:span text:style-name="T7">shared_ptr&lt;BookServletHandler&gt; handler(new</text:span></text:span><text:span text:style-name="T7"> </text:span><text:span text:style-name="Source_20_Text"><text:span text:style-name="T7">BookServletHandler());</text:span></text:span></text:p>
      <text:p text:style-name="P4"><text:span text:style-name="Source_20_Text"><text:span text:style-name="T7">shared_ptr&lt;TProcessor&gt; processor(new</text:span></text:span><text:span text:style-name="T7"> </text:span><text:span text:style-name="Source_20_Text"><text:span text:style-name="T7">BookServletProcessor(handler));</text:span></text:span></text:p>
      <text:p text:style-name="P4"><text:span text:style-name="Source_20_Text"><text:span text:style-name="T7">shared_ptr&lt;TServerTransport&gt; serverTransport(new</text:span></text:span><text:span text:style-name="T7"> </text:span><text:span text:style-name="Source_20_Text"><text:span text:style-name="T7">TServerSocket(port));</text:span></text:span></text:p>
      <text:p text:style-name="P4"><text:span text:style-name="Source_20_Text"><text:span text:style-name="T7">shared_ptr&lt;TTransportFactory&gt; transportFactory(new</text:span></text:span><text:span text:style-name="T7"> </text:span><text:span text:style-name="Source_20_Text"><text:span text:style-name="T7">TBufferedTransportFactor</text:span></text:span></text:p>
      <text:p text:style-name="P4"><text:span text:style-name="Source_20_Text"><text:span text:style-name="T7">shared_ptr&lt;TProtocolFactory&gt; protocolFactory(new</text:span></text:span><text:span text:style-name="T7"> </text:span><text:span text:style-name="Source_20_Text"><text:span text:style-name="T7">TBinaryProtocolFactory());</text:span></text:span></text:p>
      <text:p text:style-name="P4"><text:span text:style-name="Source_20_Text"><text:span text:style-name="T7">TSimpleServer server(processor, serverTransport, transportFactory, protocolFactory);</text:span></text:span></text:p>
      <text:p text:style-name="P4"><text:span text:style-name="Source_20_Text"><text:span text:style-name="T7">server.serve();</text:span></text:span></text:p>
      <text:p text:style-name="P4"><text:span text:style-name="Source_20_Text"><text:span text:style-name="T7">return</text:span></text:span><text:span text:style-name="T7"> </text:span><text:span text:style-name="Source_20_Text"><text:span text:style-name="T7">0;</text:span></text:span></text:p>
      <text:p text:style-name="P4"><text:span text:style-name="Source_20_Text"><text:span text:style-name="T7">}</text:span></text:span></text:p>
      <text:p text:style-name="P4"><text:span text:style-name="Strong_20_Emphasis"><text:span text:style-name="T6">7</text:span></text:span><text:span text:style-name="Strong_20_Emphasis"><text:span text:style-name="T9">． 总结</text:span></text:span></text:p>
      <text:p text:style-name="P5"><text:span text:style-name="T3">至此，关于</text:span><text:span text:style-name="T2">thrift</text:span><text:span text:style-name="T3">框架的三篇文章已经全部完成，包括：</text:span></text:p>
      <text:p text:style-name="P4"><text:span text:style-name="T7">(1) Thrift</text:span><text:span text:style-name="T10">框架介绍</text:span><text:span text:style-name="T7">: </text:span><text:a xlink:type="simple" xlink:href="http://dongxicheng.org/search-engine/thrift-framework-intro/" text:style-name="Internet_20_link" text:visited-style-name="Visited_20_Internet_20_Link"><text:span text:style-name="Strong_20_Emphasis"><text:span text:style-name="T16">Thrift</text:span></text:span></text:a><text:a xlink:type="simple" xlink:href="http://dongxicheng.org/search-engine/thrift-framework-intro/" text:style-name="Internet_20_link" text:visited-style-name="Visited_20_Internet_20_Link"><text:span text:style-name="Strong_20_Emphasis"><text:span text:style-name="T18">框架介绍</text:span></text:span></text:a></text:p>
      <text:p text:style-name="P4"><text:span text:style-name="T7">(2) Thrift</text:span><text:span text:style-name="T10">文件编写方法： </text:span><text:a xlink:type="simple" xlink:href="http://dongxicheng.org/search-engine/thrift-guide/" text:style-name="Internet_20_link" text:visited-style-name="Visited_20_Internet_20_Link"><text:span text:style-name="Strong_20_Emphasis"><text:span text:style-name="T16">Thrift</text:span></text:span></text:a><text:a xlink:type="simple" xlink:href="http://dongxicheng.org/search-engine/thrift-guide/" text:style-name="Internet_20_link" text:visited-style-name="Visited_20_Internet_20_Link"><text:span text:style-name="Strong_20_Emphasis"><text:span text:style-name="T18">使用指南</text:span></text:span></text:a></text:p>
      <text:p text:style-name="P4"><text:soft-page-break/><text:span text:style-name="T7">(3) Thrift RPC</text:span><text:span text:style-name="T10">使用方法：</text:span><text:a xlink:type="simple" xlink:href="http://dongxicheng.org/search-engine/thrift-rpc/" text:style-name="Internet_20_link" text:visited-style-name="Visited_20_Internet_20_Link"><text:span text:style-name="Strong_20_Emphasis"><text:span text:style-name="T18">利用</text:span></text:span></text:a><text:a xlink:type="simple" xlink:href="http://dongxicheng.org/search-engine/thrift-rpc/" text:style-name="Internet_20_link" text:visited-style-name="Visited_20_Internet_20_Link"><text:span text:style-name="Strong_20_Emphasis"><text:span text:style-name="T16">Thrift RPC</text:span></text:span></text:a><text:a xlink:type="simple" xlink:href="http://dongxicheng.org/search-engine/thrift-rpc/" text:style-name="Internet_20_link" text:visited-style-name="Visited_20_Internet_20_Link"><text:span text:style-name="Strong_20_Emphasis"><text:span text:style-name="T18">编写程序</text:span></text:span></text:a></text:p>
      <text:p text:style-name="P5"><text:span text:style-name="T3">与</text:span><text:span text:style-name="T2">thrift</text:span><text:span text:style-name="T3">类似的开源</text:span><text:span text:style-name="T2">RPC</text:span><text:span text:style-name="T3">框架还有</text:span><text:span text:style-name="T2">google</text:span><text:span text:style-name="T3">的</text:span><text:span text:style-name="T2">protocal buffer</text:span><text:span text:style-name="T3">，它虽然支持的语言比较少，但效率更高，因而受到越来越多的关注。</text:span></text:p>
      <text:p text:style-name="P5"><text:span text:style-name="T3">由于</text:span><text:span text:style-name="T2">thrift</text:span><text:span text:style-name="T3">开源时间很早，经受了时间的验证，因而许多系统更愿意采用</text:span><text:span text:style-name="T2">thrift</text:span><text:span text:style-name="T3">，如</text:span><text:span text:style-name="T2">Hadoop</text:span><text:span text:style-name="T3">，</text:span><text:span text:style-name="T2">Cassandra</text:span><text:span text:style-name="T3">等。</text:span></text:p>
      <text:p text:style-name="P5"><text:span text:style-name="T3">附：</text:span><text:span text:style-name="T2">thrift</text:span><text:span text:style-name="T3">与</text:span><text:span text:style-name="T2">protocal buffer</text:span><text:span text:style-name="T3">比较</text:span></text:p>
      <text:p text:style-name="P9"><draw:a xlink:type="simple" xlink:href="http://static14.photo.sina.com.cn/middle/00267g2Ezy6EwLZpWPz8d&amp;amp;690"><draw:frame draw:style-name="fr1" draw:name="图像4" text:anchor-type="as-char" svg:width="11.615cm" svg:height="9.578cm" draw:z-index="3"><draw:image xlink:href="http://static1.photo.sina.com.cn/middle/00267g2Ezy6EwLZskjm10&amp;amp;690" xlink:type="simple" xlink:show="embed" xlink:actuate="onLoad"/><svg:title>image</svg:title></draw:frame></draw:a></text:p>
      <text:p text:style-name="P5"><text:span text:style-name="T3">从上面的比较可以看出，</text:span><text:span text:style-name="T2">thrift</text:span><text:span text:style-name="T3">胜在“丰富的特性“上，而</text:span><text:span text:style-name="T2">protocal buffer</text:span><text:span text:style-name="T3">胜在“文档化”非常好上。在具体实现上，它们非常类似，都是使用唯一整数标记字段域，这就使得增加和删除字段与不会破坏已有的代码。</text:span></text:p>
      <text:p text:style-name="P5"><text:span text:style-name="T3">它们的最大区别是</text:span><text:span text:style-name="T2">thrift</text:span><text:span text:style-name="T3">支持完整的</text:span><text:span text:style-name="T2">client/server RPC</text:span><text:span text:style-name="T3">框架，而</text:span><text:span text:style-name="T2">protocal buffer</text:span><text:span text:style-name="T3">只会产生接口，具体实现，还需要用户做大量工作。</text:span></text:p>
      <text:p text:style-name="P4"><text:span text:style-name="T10">另外，从序列化性能上比较，</text:span><text:span text:style-name="T7">Protocal Buffer</text:span><text:span text:style-name="T10">要远远优于</text:span><text:span text:style-name="T7">thrift</text:span><text:span text:style-name="T10">，具体可参考：</text:span><text:a xlink:type="simple" xlink:href="http://www.ibm.com/developerworks/cn/linux/l-cn-gpb/?ca=drs-tp4608" text:style-name="Internet_20_link" text:visited-style-name="Visited_20_Internet_20_Link"><text:span text:style-name="T15">http://www.ibm.com/developerworks/cn/linux/l-cn-gpb/?ca=drs-tp4608</text:span></text:a><text:span text:style-name="T7"> </text:span><text:span text:style-name="T10">。</text:span></text:p>
      <text:p text:style-name="P4"><text:span text:style-name="Strong_20_Emphasis"><text:span text:style-name="T6">8. </text:span></text:span><text:span text:style-name="Strong_20_Emphasis"><text:span text:style-name="T9">参考资料</text:span></text:span></text:p>
      <text:p text:style-name="P4"><text:span text:style-name="T7">(1) </text:span><text:a xlink:type="simple" xlink:href="http://stuartsierra.com/2008/07/10/thrift-vs-protocol-buffers" text:style-name="Internet_20_link" text:visited-style-name="Visited_20_Internet_20_Link"><text:span text:style-name="T15">http://stuartsierra.com/2008/07/10/thrift-vs-protocol-buffers</text:span></text:a></text:p>
      <text:p text:style-name="P7">(2) Thrift: Scalable Cross-Language Services Implementation. Mark Slee, Aditya Agarwal and Marc Kwiatkowski. Facebook</text:p>
      <text:p text:style-name="P4"><text:span text:style-name="T7">(3) Thrift</text:span><text:span text:style-name="T10">网站：</text:span><text:a xlink:type="simple" xlink:href="http://thrift.apache.org/" text:style-name="Internet_20_link" text:visited-style-name="Visited_20_Internet_20_Link"><text:span text:style-name="T15">http://thrift.apache.org/</text:span></text:a></text:p>
      <text:p text:style-name="P5"><text:span text:style-name="T2">(4) Protocal Buffer</text:span><text:span text:style-name="T3">网站：</text:span></text:p>
      <text:p text:style-name="P4"><text:a xlink:type="simple" xlink:href="http://code.google.com/intl/zh-CN/apis/protocolbuffers/docs/overview.html" text:style-name="Internet_20_link" text:visited-style-name="Visited_20_Internet_20_Link"><text:span text:style-name="T15">http://code.google.com/intl/zh-CN/apis/protocolbuffers/docs/overview.html</text:span></text:a></text:p>
      <text:p text:style-name="P4"><text:span text:style-name="Strong_20_Emphasis"><text:span text:style-name="T9">原创文章，转载请注明：</text:span></text:span><text:span text:style-name="T10"> 转载自</text:span><text:a xlink:type="simple" xlink:href="http://dongxicheng.org/" text:style-name="Internet_20_link" text:visited-style-name="Visited_20_Internet_20_Link"><text:span text:style-name="T17">董的博客</text:span></text:a></text:p>
      <text:p text:style-name="P4"><text:span text:style-name="Strong_20_Emphasis"><text:span text:style-name="T9">本文链接地址</text:span></text:span><text:span text:style-name="Strong_20_Emphasis"><text:span text:style-name="T6">:</text:span></text:span><text:span text:style-name="T7"> </text:span><text:a xlink:type="simple" xlink:href="http://dongxicheng.org/search-engine/thrift-rpc/" text:style-name="Internet_20_link" text:visited-style-name="Visited_20_Internet_20_Link"><text:span text:style-name="T15">http://dongxicheng.org/search-engine/thrift-rpc/</text:span></text:a></text:p>
      <text:p text:style-name="P5"> </text:p>
      <text:p text:style-name="P3"><text:span text:style-name="Strong_20_Emphasis"><text:span text:style-name="T5">四、</text:span></text:span><text:span text:style-name="Strong_20_Emphasis"><text:span text:style-name="T4">Thrift </text:span></text:span><text:span text:style-name="Strong_20_Emphasis"><text:span text:style-name="T5">内部实现原理</text:span></text:span></text:p>
      <text:p text:style-name="P5"><text:soft-page-break/><text:span text:style-name="T2">Thrift</text:span><text:span text:style-name="T3">由两部分组成：编译器（在</text:span><text:span text:style-name="T2">compiler</text:span><text:span text:style-name="T3">目录下，采用</text:span><text:span text:style-name="T2">C++</text:span><text:span text:style-name="T3">编写）和服务器（在</text:span><text:span text:style-name="T2">lib</text:span><text:span text:style-name="T3">目录下），其中编译器的作用是将用户定义的</text:span><text:span text:style-name="T2">thrift</text:span><text:span text:style-name="T3">文件编译生成对应语言的代码，而服务器是事先已经实现好的、可供用户直接使用的</text:span><text:span text:style-name="T2">RPC Server</text:span><text:span text:style-name="T3">（当然，用户也很容易编写自己的</text:span><text:span text:style-name="T2">server</text:span><text:span text:style-name="T3">）。同大部分编译器一样，</text:span><text:span text:style-name="T2">Thrift</text:span><text:span text:style-name="T3">编译器（采用</text:span><text:span text:style-name="T2">C++</text:span><text:span text:style-name="T3">语言编写）也分为词法分析、语法分析等步骤，</text:span><text:span text:style-name="T2">Thrift</text:span><text:span text:style-name="T3">使用了开源的</text:span><text:span text:style-name="T2">flex</text:span><text:span text:style-name="T3">和</text:span><text:span text:style-name="T2">Bison</text:span><text:span text:style-name="T3">进行词法语法分析（具体见</text:span><text:span text:style-name="T2">thrift.ll</text:span><text:span text:style-name="T3">和</text:span><text:span text:style-name="T2">thrift.yy</text:span><text:span text:style-name="T3">），经过语法分析后，</text:span><text:span text:style-name="T2">Thrift </text:span><text:span text:style-name="T3">根据对应语言的模板（在</text:span><text:span text:style-name="T2">compiler\cpp\src\generate</text:span><text:span text:style-name="T3">目录下）生成相应的代码。对于服务器实现而言，</text:span><text:span text:style-name="T2">Thrift</text:span><text:span text:style-name="T3">仅包含比较经典的服务器模型，比如单线程模型（</text:span><text:span text:style-name="T2">TSimpleServer</text:span><text:span text:style-name="T3">），线程池模型（</text:span><text:span text:style-name="T2">TThreadPoolServer</text:span><text:span text:style-name="T3">）、一个请求一个线程（</text:span><text:span text:style-name="T2">TThreadedServer</text:span><text:span text:style-name="T3">）和非阻塞模型</text:span><text:span text:style-name="T2">(TNonblockingServer)</text:span><text:span text:style-name="T3">等。本文将以</text:span><text:span text:style-name="T2">C++</text:span><text:span text:style-name="T3">为例进行一个实例分析。</text:span></text:p>
      <text:p text:style-name="P5"><text:span text:style-name="T3">假设用户编写了以下</text:span><text:span text:style-name="T2">Thrift</text:span><text:span text:style-name="T3">文件：</text:span></text:p>
      <text:p text:style-name="P1">struct LogInfo {</text:p>
      <text:p text:style-name="P1">1: required string name,</text:p>
      <text:p text:style-name="P1">2: optional string content,</text:p>
      <text:p text:style-name="P1">}</text:p>
      <text:p text:style-name="P1">service LogSender {</text:p>
      <text:p text:style-name="P1">void SendLog(1:list&lt;LogInfo&gt; loglist);</text:p>
      <text:p text:style-name="P1">}</text:p>
      <text:p text:style-name="P5"><text:span text:style-name="T3">用户使用命令“</text:span><text:span text:style-name="T2">thrift –gen cpp example.thrift”</text:span><text:span text:style-name="T3">可生成</text:span><text:span text:style-name="T2">C++</text:span><text:span text:style-name="T3">代码，该代码包含以下文件：</text:span></text:p>
      <text:p text:style-name="P1">example_constants.h</text:p>
      <text:p text:style-name="P1">example_constants.cpp</text:p>
      <text:p text:style-name="P2"><text:span text:style-name="T2">example_types.h  //struct</text:span><text:span text:style-name="T3">定义</text:span></text:p>
      <text:p text:style-name="P2"><text:span text:style-name="T2">example_types.cpp  //struct</text:span><text:span text:style-name="T3">实现</text:span></text:p>
      <text:p text:style-name="P2"><text:span text:style-name="T2">LogSender.h  //service</text:span><text:span text:style-name="T3">定义</text:span></text:p>
      <text:p text:style-name="P2"><text:span text:style-name="T2">LogSender.cpp  //service</text:span><text:span text:style-name="T3">实现和</text:span><text:span text:style-name="T2">LogSenderClient</text:span><text:span text:style-name="T3">实现</text:span></text:p>
      <text:p text:style-name="P2"><text:span text:style-name="T2">LogSender_server.skeleton.cpp //</text:span><text:span text:style-name="T3">一个实例</text:span><text:span text:style-name="T2">RPC Server</text:span></text:p>
      <text:p text:style-name="P5"><text:span text:style-name="T3">用户可以这样编写</text:span><text:span text:style-name="T2">Client</text:span><text:span text:style-name="T3">：</text:span></text:p>
      <text:p text:style-name="P1">shared_ptr socket(new TSocket(“8.8.8.8″, 9090));</text:p>
      <text:p text:style-name="P1">shared_ptr transport(new TBufferedTransport(socket));</text:p>
      <text:p text:style-name="P1">shared_ptr protocol(new TBinaryProtocol(transport));</text:p>
      <text:p text:style-name="P1">LogSenderClient client(protocol);</text:p>
      <text:p text:style-name="P1">try {</text:p>
      <text:p text:style-name="P1">transport-&gt;open();</text:p>
      <text:p text:style-name="P1">vector&lt;LogInfo&gt; logInfos;</text:p>
      <text:p text:style-name="P1">LogInfo logInfo(“image”, “10:9:0 visit:xxxxxx”);</text:p>
      <text:p text:style-name="P1">logInfos.push_back(logInfo);</text:p>
      <text:p text:style-name="P2">…<text:span text:style-name="T2">..</text:span></text:p>
      <text:p text:style-name="P1">client.SendLog(logInfos);</text:p>
      <text:p text:style-name="P1">transport-&gt;close();</text:p>
      <text:p text:style-name="P1">} catch (TException &amp;tx) {</text:p>
      <text:p text:style-name="P1"><text:soft-page-break/>printf(“ERROR: %s\n”, tx.what());</text:p>
      <text:p text:style-name="P1">}</text:p>
      <text:p text:style-name="P5"><text:span text:style-name="T3">为了深入分析这段代码，我们看一下</text:span><text:span text:style-name="T2">client.SendLog()</text:span><text:span text:style-name="T3">函数的内部实现（在</text:span><text:span text:style-name="T2">LogSender.cpp</text:span><text:span text:style-name="T3">中）：</text:span></text:p>
      <text:p text:style-name="P1">void LogSenderClient::SendLog(const std::vector&lt;LogInfo&gt; &amp; loglist)</text:p>
      <text:p text:style-name="P1">{</text:p>
      <text:p text:style-name="P1">send_SendLog(loglist);</text:p>
      <text:p text:style-name="P1">recv_SendLog();</text:p>
      <text:p text:style-name="P1">}</text:p>
      <text:p text:style-name="P1">void LogSenderClient::send_SendLog(const std::vector&lt;LogInfo&gt; &amp; loglist)</text:p>
      <text:p text:style-name="P1">{</text:p>
      <text:p text:style-name="P1">int32_t cseqid = 0;</text:p>
      <text:p text:style-name="P1">oprot_-&gt;writeMessageBegin(“SendLog”, ::apache::thrift::protocol::T_CALL, cseqid);</text:p>
      <text:p text:style-name="P1">LogSender_SendLog_pargs args;</text:p>
      <text:p text:style-name="P1">args.loglist = &amp;loglist;</text:p>
      <text:p text:style-name="P1">args.write(oprot_);</text:p>
      <text:p text:style-name="P1">oprot_-&gt;writeMessageEnd();</text:p>
      <text:p text:style-name="P1">oprot_-&gt;getTransport()-&gt;flush();</text:p>
      <text:p text:style-name="P1">oprot_-&gt;getTransport()-&gt;writeEnd();</text:p>
      <text:p text:style-name="P1">}</text:p>
      <text:p text:style-name="P1">void LogSenderClient::recv_SendLog()</text:p>
      <text:p text:style-name="P1">{</text:p>
      <text:p text:style-name="P1">int32_t rseqid = 0;</text:p>
      <text:p text:style-name="P1">std::string fname;</text:p>
      <text:p text:style-name="P1">::apache::thrift::protocol::TMessageType mtype;</text:p>
      <text:p text:style-name="P1">iprot_-&gt;readMessageBegin(fname, mtype, rseqid);</text:p>
      <text:p text:style-name="P1">if (mtype == ::apache::thrift::protocol::T_EXCEPTION) {</text:p>
      <text:p text:style-name="P2">…<text:span text:style-name="T2">..</text:span></text:p>
      <text:p text:style-name="P1">}</text:p>
      <text:p text:style-name="P1">if (mtype != ::apache::thrift::protocol::T_REPLY) {</text:p>
      <text:p text:style-name="P2">……</text:p>
      <text:p text:style-name="P1">}</text:p>
      <text:p text:style-name="P1">if (fname.compare(“SendLog”) != 0) {</text:p>
      <text:p text:style-name="P2">……</text:p>
      <text:p text:style-name="P1">}</text:p>
      <text:p text:style-name="P1">LogSender_SendLog_presult result;</text:p>
      <text:p text:style-name="P1">result.read(iprot_);</text:p>
      <text:p text:style-name="P1"><text:soft-page-break/>iprot_-&gt;readMessageEnd();</text:p>
      <text:p text:style-name="P1">iprot_-&gt;getTransport()-&gt;readEnd();</text:p>
      <text:p text:style-name="P1">return;</text:p>
      <text:p text:style-name="P1">}</text:p>
      <text:p text:style-name="P5"><text:span text:style-name="T3">阅读上面的代码，可以看出，</text:span><text:span text:style-name="T2">RPC</text:span><text:span text:style-name="T3">函数</text:span><text:span text:style-name="T2">SendLog()</text:span><text:span text:style-name="T3">实际上被转化成了两个函数：</text:span><text:span text:style-name="T2">send_SendLog</text:span><text:span text:style-name="T3">和</text:span><text:span text:style-name="T2">recv_SendLog</text:span><text:span text:style-name="T3">，分别用于发送数据和接收结果。数据是以消息的形式表示的，消息头部是</text:span><text:span text:style-name="T2">RPC</text:span><text:span text:style-name="T3">函数名，消息内容是</text:span><text:span text:style-name="T2">RPC</text:span><text:span text:style-name="T3">函数的参数。</text:span></text:p>
      <text:p text:style-name="P5"><text:span text:style-name="T3">我们再进一步分析</text:span><text:span text:style-name="T2">RPC Server</text:span><text:span text:style-name="T3">端，一个</text:span><text:span text:style-name="T2">server</text:span><text:span text:style-name="T3">的编写方法（在</text:span><text:span text:style-name="T2">LogSender.cpp</text:span><text:span text:style-name="T3">中）如下：</text:span></text:p>
      <text:p text:style-name="P1">shared_ptr protocolFactory(new TBinaryProtocolFactory());</text:p>
      <text:p text:style-name="P1">shared_ptr handler(new LogSenderHandler());</text:p>
      <text:p text:style-name="P1">shared_ptr processor(new LogSenderProcessor(handler));</text:p>
      <text:p text:style-name="P1">shared_ptr serverTransport(new TServerSocket(9090));</text:p>
      <text:p text:style-name="P1">shared_ptr transportFactory(new TBufferedTransportFactor</text:p>
      <text:p text:style-name="P1">TSimpleServer server(processor,</text:p>
      <text:p text:style-name="P1">serverTransport,</text:p>
      <text:p text:style-name="P1">transportFactory,</text:p>
      <text:p text:style-name="P1">protocolFactory);</text:p>
      <text:p text:style-name="P1">printf(“Starting the server…\n”);</text:p>
      <text:p text:style-name="P1">server.serve();</text:p>
      <text:p text:style-name="P5"><text:span text:style-name="T2">Server</text:span><text:span text:style-name="T3">端最重要的类是</text:span><text:span text:style-name="T2">LogSenderProcessor</text:span><text:span text:style-name="T3">，它内部有一个映射关系</text:span><text:span text:style-name="T2">processMap_</text:span><text:span text:style-name="T3">，保存了所有</text:span><text:span text:style-name="T2">RPC</text:span><text:span text:style-name="T3">函数名到函数实现句柄的映射，对于</text:span><text:span text:style-name="T2">LogSender</text:span><text:span text:style-name="T3">而言，它只保存了一个</text:span><text:span text:style-name="T2">RPC</text:span><text:span text:style-name="T3">映射关系：</text:span></text:p>
      <text:p text:style-name="P1">processMap_[" SendLog"] = &amp;LogSenderProcessor::process_SendLog;</text:p>
      <text:p text:style-name="P5"><text:span text:style-name="T3">其中，</text:span><text:span text:style-name="T2">process_SendLog</text:span><text:span text:style-name="T3">是一个函数指针，它的实现如下：</text:span></text:p>
      <text:p text:style-name="P1">void LogSenderProcessor::process_SendLog(int32_t seqid, ::apache::thrift::protocol::TProtocol* iprot, ::apache::thrift::protocol::TProtocol* oprot)</text:p>
      <text:p text:style-name="P1">{</text:p>
      <text:p text:style-name="P1">LogSender_SendLog_args args;</text:p>
      <text:p text:style-name="P1">args.read(iprot);</text:p>
      <text:p text:style-name="P1">iprot-&gt;readMessageEnd();</text:p>
      <text:p text:style-name="P1">iprot-&gt;getTransport()-&gt;readEnd();</text:p>
      <text:p text:style-name="P1">LogSender_SendLog_result result;</text:p>
      <text:p text:style-name="P1">try {</text:p>
      <text:p text:style-name="P2"><text:span text:style-name="T2">iface_-&gt;SendLog(args.loglist);//</text:span><text:span text:style-name="T3">调用用户编写的函数</text:span></text:p>
      <text:p text:style-name="P1">} catch (const std::exception&amp; e) {</text:p>
      <text:p text:style-name="P2">……</text:p>
      <text:p text:style-name="P1">}</text:p>
      <text:p text:style-name="P1">oprot-&gt;writeMessageBegin(“SendLog”, ::apache::thrift::protocol::T_REPLY, <text:soft-page-break/>seqid);</text:p>
      <text:p text:style-name="P1">result.write(oprot);</text:p>
      <text:p text:style-name="P1">oprot-&gt;writeMessageEnd();</text:p>
      <text:p text:style-name="P1">oprot-&gt;getTransport()-&gt;flush();</text:p>
      <text:p text:style-name="P1">oprot-&gt;getTransport()-&gt;writeEnd();</text:p>
      <text:p text:style-name="P1">}</text:p>
      <text:p text:style-name="P5"><text:span text:style-name="T2">LogSenderProcessor</text:span><text:span text:style-name="T3">中一个最重要的函数是</text:span><text:span text:style-name="T2">process()</text:span><text:span text:style-name="T3">，它是服务器的主体函数，服务器端（</text:span><text:span text:style-name="T2">socket server</text:span><text:span text:style-name="T3">）监听到客户端有请求到达后，会检查消息类型，并检查</text:span><text:span text:style-name="T2">processMap_</text:span><text:span text:style-name="T3">映射，找到对应的消息处理函数，并调用之（注意，这个地方可以采用各种并发模型，比如</text:span><text:span text:style-name="T2">one-request-one-thread</text:span><text:span text:style-name="T3">，</text:span><text:span text:style-name="T2">thread pool</text:span><text:span text:style-name="T3">等）。</text:span></text:p>
      <text:p text:style-name="P5"><text:span text:style-name="T3">通过上面的分析可以看出，</text:span><text:span text:style-name="T2">Thrift</text:span><text:span text:style-name="T3">最重要的组件是编译器（采用</text:span><text:span text:style-name="T2">C++</text:span><text:span text:style-name="T3">编写），它为用户生成了网络通信相关的代码，从而大大减少了用户的编码工作。</text:span></text:p>
      <text:p text:style-name="P4"><text:span text:style-name="Strong_20_Emphasis"><text:span text:style-name="T9">原创文章，转载请注明：</text:span></text:span><text:span text:style-name="T10"> 转载自</text:span><text:a xlink:type="simple" xlink:href="http://dongxicheng.org/" text:style-name="Internet_20_link" text:visited-style-name="Visited_20_Internet_20_Link"><text:span text:style-name="T17">董的博客</text:span></text:a></text:p>
      <text:p text:style-name="P4"><text:span text:style-name="Strong_20_Emphasis"><text:span text:style-name="T9">本文链接地址</text:span></text:span><text:span text:style-name="Strong_20_Emphasis"><text:span text:style-name="T6">:</text:span></text:span><text:span text:style-name="T7"> </text:span><text:a xlink:type="simple" xlink:href="http://dongxicheng.org/search-engine/thrift-internals/" text:style-name="Internet_20_link" text:visited-style-name="Visited_20_Internet_20_Link"><text:span text:style-name="T15">http://dongxicheng.org/search-engine/thrift-internals/</text:span></text:a></text:p>
      <text:p text:style-name="P5"> </text:p>
      <text:p text:style-name="P5"><text:span text:style-name="T3">说明：本博客是将“董的博客”中</text:span><text:span text:style-name="T2">4</text:span><text:span text:style-name="T3">篇文章做了合集，原文链接都在每章节后面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zd</meta:initial-creator>
    <meta:creation-date>2016-04-10T18:58:40.092551402</meta:creation-date>
    <dc:date>2016-04-10T19:03:51.446320327</dc:date>
    <dc:creator>xzd</dc:creator>
    <meta:editing-duration>PT5M11S</meta:editing-duration>
    <meta:editing-cycles>1</meta:editing-cycles>
    <meta:document-statistic meta:table-count="0" meta:image-count="4" meta:object-count="0" meta:page-count="22" meta:paragraph-count="660" meta:word-count="7839" meta:character-count="21060" meta:non-whitespace-character-count="19939"/>
    <meta:generator>LibreOffice/5.0.3.2$Linux_X86_64 LibreOffice_project/00m0$Build-2</meta:generator>
  </office:meta>
</office:document-meta>
</file>